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Lucida Grande" svg:font-family="'Lucida Grande', Verdana, Lucida, Helvetica, Arial,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ela1" style:family="table" style:master-page-name="MP0">
      <style:table-properties style:width="16.889cm" fo:margin-left="-0.217cm" style:page-number="auto" table:align="left"/>
    </style:style>
    <style:style style:name="Tabela1.A" style:family="table-column">
      <style:table-column-properties style:column-width="6.951cm"/>
    </style:style>
    <style:style style:name="Tabela1.B" style:family="table-column">
      <style:table-column-properties style:column-width="9.938cm"/>
    </style:style>
    <style:style style:name="Tabela1.1" style:family="table-row">
      <style:table-row-properties style:row-height="3cm" style:use-optimal-row-height="false"/>
    </style:style>
    <style:style style:name="Tabela1.A1" style:family="table-cell">
      <style:table-cell-properties style:vertical-align="middle" fo:padding-left="0.191cm" fo:padding-right="0.191cm" fo:padding-top="0cm" fo:padding-bottom="0cm" fo:border-left="1pt solid #000000" fo:border-right="1pt solid #000000" fo:border-top="1pt solid #000000" fo:border-bottom="0.5pt solid #000000" style:writing-mode="lr-tb"/>
    </style:style>
    <style:style style:name="Tabela1.2" style:family="table-row">
      <style:table-row-properties style:row-height="1.3cm" style:use-optimal-row-height="false"/>
    </style:style>
    <style:style style:name="Tabela1.A2" style:family="table-cell">
      <style:table-cell-properties style:vertical-align="middle" fo:padding-left="0.191cm" fo:padding-right="0.191cm" fo:padding-top="0cm" fo:padding-bottom="0cm" fo:border-left="1pt solid #000000" fo:border-right="none" fo:border-top="0.5pt solid #000000" fo:border-bottom="0.5pt solid #000000" style:writing-mode="lr-tb"/>
    </style:style>
    <style:style style:name="Tabela1.B2" style:family="table-cell">
      <style:table-cell-properties style:vertical-align="middle" fo:padding-left="0.191cm" fo:padding-right="0.191cm" fo:padding-top="0cm" fo:padding-bottom="0cm" fo:border-left="0.5pt solid #000000" fo:border-right="1pt solid #000000" fo:border-top="0.5pt solid #000000" fo:border-bottom="0.5pt solid #000000" style:writing-mode="lr-tb"/>
    </style:style>
    <style:style style:name="Tabela1.3" style:family="table-row">
      <style:table-row-properties style:row-height="1.224cm" style:use-optimal-row-height="false"/>
    </style:style>
    <style:style style:name="Tabela1.4" style:family="table-row">
      <style:table-row-properties style:row-height="1.284cm" style:use-optimal-row-height="false"/>
    </style:style>
    <style:style style:name="Tabela1.A4" style:family="table-cell">
      <style:table-cell-properties fo:padding-left="0.191cm" fo:padding-right="0.191cm" fo:padding-top="0cm" fo:padding-bottom="0cm" fo:border-left="1pt solid #000000" fo:border-right="1pt solid #000000" fo:border-top="0.5pt solid #000000" fo:border-bottom="0.5pt solid #000000" style:writing-mode="lr-tb"/>
    </style:style>
    <style:style style:name="Tabela1.A5" style:family="table-cell">
      <style:table-cell-properties style:vertical-align="middle" fo:padding-left="0.191cm" fo:padding-right="0.191cm" fo:padding-top="0cm" fo:padding-bottom="0cm" fo:border-left="1pt solid #000000" fo:border-right="none" fo:border-top="0.5pt solid #000000" fo:border-bottom="none" style:writing-mode="lr-tb"/>
    </style:style>
    <style:style style:name="Tabela1.B5" style:family="table-cell">
      <style:table-cell-properties style:vertical-align="middle" fo:padding-left="0.191cm" fo:padding-right="0.191cm" fo:padding-top="0cm" fo:padding-bottom="0cm" fo:border-left="0.5pt solid #000000" fo:border-right="1pt solid #000000" fo:border-top="0.5pt solid #000000" fo:border-bottom="none" style:writing-mode="lr-tb"/>
    </style:style>
    <style:style style:name="Tabela1.6" style:family="table-row">
      <style:table-row-properties style:row-height="1.064cm" style:use-optimal-row-height="false"/>
    </style:style>
    <style:style style:name="Tabela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B6" style:family="table-cell">
      <style:table-cell-properties style:vertical-align="middle"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Standard">
      <style:paragraph-properties fo:margin-top="0.212cm" fo:margin-bottom="0.212cm" loext:contextual-spacing="false" fo:text-align="center" style:justify-single-word="false" fo:break-before="page"/>
    </style:style>
    <style:style style:name="P2" style:family="paragraph" style:parent-style-name="Standard">
      <style:paragraph-properties fo:margin-top="0.212cm" fo:margin-bottom="0.212cm" loext:contextual-spacing="false"/>
    </style:style>
    <style:style style:name="P3" style:family="paragraph" style:parent-style-name="Standard">
      <style:paragraph-properties fo:margin-top="0.212cm" fo:margin-bottom="0.212cm" loext:contextual-spacing="false" fo:text-align="center" style:justify-single-word="false"/>
      <style:text-properties style:font-name="Century Schoolbook L" fo:font-size="12pt" style:font-size-asian="14pt" style:font-name-complex="Times New Roman" style:font-size-complex="14pt"/>
    </style:style>
    <style:style style:name="P4" style:family="paragraph" style:parent-style-name="Akapit_20_z_20_listą">
      <style:paragraph-properties fo:margin-left="0cm" fo:margin-right="0cm" fo:margin-top="0.212cm" fo:margin-bottom="0.212cm" loext:contextual-spacing="false" fo:text-align="center" style:justify-single-word="false" fo:text-indent="0cm" style:auto-text-indent="false">
        <style:tab-stops/>
      </style:paragraph-properties>
    </style:style>
    <style:style style:name="P5" style:family="paragraph" style:parent-style-name="Akapit_20_z_20_listą">
      <style:paragraph-properties fo:margin-left="0cm" fo:margin-right="0cm" fo:margin-top="0.212cm" fo:margin-bottom="0.212cm" loext:contextual-spacing="false" fo:text-indent="0cm" style:auto-text-indent="false">
        <style:tab-stops/>
      </style:paragraph-properties>
      <style:text-properties style:font-name="Century Schoolbook L" fo:font-size="10pt" style:font-size-asian="12pt" style:font-size-complex="12pt"/>
    </style:style>
    <style:style style:name="P6" style:family="paragraph" style:parent-style-name="Akapit_20_z_20_listą">
      <style:paragraph-properties fo:margin-left="0cm" fo:margin-right="0cm" fo:margin-top="0.413cm" fo:margin-bottom="0.413cm" loext:contextual-spacing="false" fo:text-align="center" style:justify-single-word="false" fo:text-indent="0cm" style:auto-text-indent="false">
        <style:tab-stops/>
      </style:paragraph-properties>
    </style:style>
    <style:style style:name="P7" style:family="paragraph" style:parent-style-name="Normalny">
      <style:text-properties style:font-name="Liberation Serif"/>
    </style:style>
    <style:style style:name="P8" style:family="paragraph" style:parent-style-name="Text_20_body">
      <style:paragraph-properties fo:margin-top="0cm" fo:margin-bottom="0cm" loext:contextual-spacing="false"/>
      <style:text-properties style:font-name="Liberation Serif" officeooo:paragraph-rsid="00231e30"/>
    </style:style>
    <style:style style:name="P9" style:family="paragraph" style:parent-style-name="Standard">
      <style:paragraph-properties fo:margin-top="0cm" fo:margin-bottom="0cm" loext:contextual-spacing="false" style:line-height-at-least="0.423cm" fo:text-align="justify" style:justify-single-word="false"/>
      <style:text-properties fo:color="#000000" style:font-name="Century Schoolbook L" fo:font-size="10pt" fo:font-weight="normal" officeooo:rsid="0052875d" officeooo:paragraph-rsid="0052875d" fo:background-color="#ffffff" style:font-size-asian="8.75pt" style:font-weight-asian="normal" style:font-size-complex="10pt" style:font-weight-complex="normal"/>
    </style:style>
    <style:style style:name="P10" style:family="paragraph" style:parent-style-name="Standard">
      <style:paragraph-properties fo:margin-top="0cm" fo:margin-bottom="0cm" loext:contextual-spacing="false" style:line-height-at-least="0.423cm" fo:text-align="justify" style:justify-single-word="false"/>
      <style:text-properties style:font-name="Century Schoolbook L" fo:font-size="10pt" fo:font-weight="bold" officeooo:rsid="0052875d" officeooo:paragraph-rsid="0052875d" style:font-size-asian="10pt" style:font-weight-asian="bold" style:font-size-complex="10pt" style:font-weight-complex="bold"/>
    </style:style>
    <style:style style:name="P11" style:family="paragraph" style:parent-style-name="Standard">
      <style:paragraph-properties fo:margin-top="0cm" fo:margin-bottom="0cm" loext:contextual-spacing="false" fo:text-align="justify" style:justify-single-word="false"/>
      <style:text-properties fo:color="#a31515" style:font-name="Ubuntu Mono" fo:font-size="9pt" fo:font-weight="normal" officeooo:paragraph-rsid="00503e9b" fo:background-color="#ffffff"/>
    </style:style>
    <style:style style:name="P12"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03e9b" officeooo:paragraph-rsid="00503e9b" style:font-size-asian="10pt" style:font-weight-asian="bold" style:font-size-complex="10pt" style:font-weight-complex="bold"/>
    </style:style>
    <style:style style:name="P13"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2875d" officeooo:paragraph-rsid="0052875d" style:font-size-asian="10pt" style:font-weight-asian="bold" style:font-size-complex="10pt" style:font-weight-complex="bold"/>
    </style:style>
    <style:style style:name="P14"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ed4f8" officeooo:paragraph-rsid="005ed4f8" style:font-size-asian="10pt" style:font-weight-asian="bold" style:font-size-complex="10pt" style:font-weight-complex="bold"/>
    </style:style>
    <style:style style:name="P15" style:family="paragraph" style:parent-style-name="Normalny">
      <style:paragraph-properties fo:margin-top="0cm" fo:margin-bottom="0cm" loext:contextual-spacing="false" fo:text-align="justify" style:justify-single-word="false"/>
      <style:text-properties style:font-name="Century Schoolbook L" fo:font-size="12pt" fo:font-weight="bold" officeooo:rsid="00503e9b" officeooo:paragraph-rsid="00503e9b"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Century Schoolbook L" fo:font-size="8pt" style:font-size-asian="10pt" style:font-name-complex="Times New Roman" style:font-size-complex="10pt"/>
    </style:style>
    <style:style style:name="P17" style:family="paragraph" style:parent-style-name="Standard">
      <style:paragraph-properties fo:text-align="center" style:justify-single-word="false"/>
      <style:text-properties style:font-name="Century Schoolbook L" fo:font-size="18pt" fo:font-weight="bold" officeooo:rsid="00666d91" officeooo:paragraph-rsid="00666d91" style:font-size-asian="20pt" style:font-weight-asian="bold" style:font-name-complex="Times New Roman" style:font-size-complex="20pt"/>
    </style:style>
    <style:style style:name="P18" style:family="paragraph" style:parent-style-name="Standard">
      <style:paragraph-properties fo:text-align="center" style:justify-single-word="false"/>
      <style:text-properties style:font-name="Century Schoolbook L" fo:font-size="12pt" fo:font-weight="bold" officeooo:rsid="00666d91" officeooo:paragraph-rsid="00666d91" style:font-size-asian="14pt" style:font-weight-asian="bold" style:font-name-complex="Times New Roman" style:font-size-complex="14pt"/>
    </style:style>
    <style:style style:name="P19" style:family="paragraph" style:parent-style-name="Standard">
      <style:paragraph-properties style:line-height-at-least="0.423cm"/>
      <style:text-properties fo:color="#000000" style:font-name="Century Schoolbook L" fo:font-size="10pt" fo:font-weight="normal" officeooo:rsid="0051a5f9" officeooo:paragraph-rsid="0051a5f9" fo:background-color="#ffffff" style:font-size-asian="8.75pt" style:font-weight-asian="normal" style:font-size-complex="10pt" style:font-weight-complex="normal"/>
    </style:style>
    <style:style style:name="P20" style:family="paragraph" style:parent-style-name="Standard">
      <style:paragraph-properties style:line-height-at-least="0.423cm"/>
      <style:text-properties fo:color="#000000" style:font-name="Century Schoolbook L" fo:font-size="10pt" fo:font-weight="bold" officeooo:rsid="0051a5f9" officeooo:paragraph-rsid="0051a5f9" fo:background-color="#ffffff" style:font-size-asian="8.75pt" style:font-weight-asian="bold" style:font-size-complex="10pt" style:font-weight-complex="bold"/>
    </style:style>
    <style:style style:name="P21" style:family="paragraph" style:parent-style-name="Standard">
      <style:paragraph-properties style:line-height-at-least="0.423cm"/>
      <style:text-properties officeooo:paragraph-rsid="0051a5f9"/>
    </style:style>
    <style:style style:name="P22" style:family="paragraph" style:parent-style-name="Standard">
      <style:paragraph-properties style:line-height-at-least="0.503cm"/>
      <style:text-properties fo:color="#000000" style:font-name="Droid Sans Mono" fo:font-size="9pt" fo:font-weight="normal" fo:background-color="#ffffff" style:font-size-asian="9pt" style:font-size-complex="9pt"/>
    </style:style>
    <style:style style:name="P23" style:family="paragraph" style:parent-style-name="Standard">
      <style:paragraph-properties style:line-height-at-least="0.503cm"/>
      <style:text-properties fo:color="#000000" style:font-name="Droid Sans Mono" fo:font-size="9pt" fo:font-weight="normal" officeooo:paragraph-rsid="0068a59d" fo:background-color="#ffffff" style:font-size-asian="9pt" style:font-size-complex="9pt"/>
    </style:style>
    <style:style style:name="P24" style:family="paragraph" style:parent-style-name="Standard">
      <style:paragraph-properties style:line-height-at-least="0.423cm"/>
      <style:text-properties fo:color="#000000" style:font-name="Century Schoolbook L" fo:font-size="10pt" fo:font-weight="normal" officeooo:rsid="0051a5f9" officeooo:paragraph-rsid="0068a59d" fo:background-color="#ffffff" style:font-size-asian="8.75pt" style:font-weight-asian="normal" style:font-size-complex="10pt" style:font-weight-complex="normal"/>
    </style:style>
    <style:style style:name="P25" style:family="paragraph" style:parent-style-name="Standard">
      <style:paragraph-properties style:line-height-at-least="0.423cm"/>
      <style:text-properties fo:color="#000000" style:font-name="Century Schoolbook L" fo:font-size="10pt" fo:font-weight="normal" officeooo:rsid="0068d6ce" officeooo:paragraph-rsid="0068d6ce" fo:background-color="#ffffff" style:font-size-asian="8.75pt" style:font-weight-asian="normal" style:font-size-complex="10pt" style:font-weight-complex="normal"/>
    </style:style>
    <style:style style:name="P26" style:family="paragraph" style:parent-style-name="Standard">
      <style:paragraph-properties style:line-height-at-least="0.503cm"/>
      <style:text-properties fo:color="#af00db" style:font-name="Droid Sans Mono" fo:font-size="9pt" fo:font-weight="normal" fo:background-color="#ffffff" style:font-size-asian="9pt" style:font-size-complex="9pt"/>
    </style:style>
    <style:style style:name="P27" style:family="paragraph" style:parent-style-name="Standard">
      <style:paragraph-properties style:line-height-at-least="0.503cm"/>
      <style:text-properties fo:font-size="9pt" style:font-size-asian="9pt" style:font-size-complex="9pt"/>
    </style:style>
    <style:style style:name="P28" style:family="paragraph" style:parent-style-name="Standard">
      <style:paragraph-properties style:line-height-at-least="0.423cm"/>
      <style:text-properties style:font-name="Century Schoolbook L" fo:font-size="10pt" fo:font-weight="normal" officeooo:rsid="0068d6ce" officeooo:paragraph-rsid="0068d6ce" style:font-size-asian="10pt" style:font-weight-asian="normal" style:font-size-complex="10pt" style:font-weight-complex="normal"/>
    </style:style>
    <style:style style:name="P29" style:family="paragraph" style:parent-style-name="Standard">
      <style:paragraph-properties style:line-height-at-least="0.423cm" fo:text-align="justify" style:justify-single-word="false"/>
      <style:text-properties style:font-name="Century Schoolbook L" fo:font-size="10pt" fo:font-weight="normal" officeooo:rsid="0068d6ce" officeooo:paragraph-rsid="0068d6ce" style:font-size-asian="10pt" style:font-weight-asian="normal" style:font-size-complex="10pt" style:font-weight-complex="normal"/>
    </style:style>
    <style:style style:name="P30" style:family="paragraph" style:parent-style-name="Standard">
      <style:paragraph-properties style:line-height-at-least="0.423cm"/>
      <style:text-properties style:font-name="Century Schoolbook L" fo:font-size="10pt" fo:font-weight="normal" officeooo:rsid="0051a5f9" style:font-size-asian="10pt" style:font-weight-asian="normal" style:font-size-complex="10pt" style:font-weight-complex="normal"/>
    </style:style>
    <style:style style:name="P31" style:family="paragraph" style:parent-style-name="Standard">
      <style:paragraph-properties style:line-height-at-least="0.423cm"/>
      <style:text-properties style:font-name="Century Schoolbook L" fo:font-size="10pt" fo:font-weight="bold" officeooo:rsid="0068d6ce" officeooo:paragraph-rsid="0068d6ce" style:font-size-asian="10pt" style:font-weight-asian="bold" style:font-size-complex="10pt" style:font-weight-complex="bold"/>
    </style:style>
    <style:style style:name="P32" style:family="paragraph" style:parent-style-name="Standard">
      <style:paragraph-properties style:line-height-at-least="0.503cm"/>
      <style:text-properties style:font-name="Century Schoolbook L" fo:font-size="10pt" fo:font-weight="bold" officeooo:rsid="00503e9b" style:font-size-asian="10pt" style:font-weight-asian="bold" style:font-size-complex="10pt" style:font-weight-complex="bold"/>
    </style:style>
    <style:style style:name="P33" style:family="paragraph" style:parent-style-name="Standard">
      <style:paragraph-properties style:line-height-at-least="0.423cm"/>
      <style:text-properties officeooo:paragraph-rsid="0051a5f9"/>
    </style:style>
    <style:style style:name="P34" style:family="paragraph" style:parent-style-name="Standard">
      <style:paragraph-properties style:line-height-at-least="0.423cm"/>
      <style:text-properties officeooo:paragraph-rsid="0068d6ce"/>
    </style:style>
    <style:style style:name="P35" style:family="paragraph" style:parent-style-name="Standard">
      <style:paragraph-properties fo:margin-top="0cm" fo:margin-bottom="0cm" loext:contextual-spacing="false" fo:text-align="justify" style:justify-single-word="false"/>
      <style:text-properties fo:color="#000000" style:font-name="Ubuntu Mono" fo:font-size="8pt" fo:font-weight="normal" officeooo:paragraph-rsid="00503e9b" fo:background-color="#ffffff" style:font-size-asian="8pt" style:font-size-complex="8pt"/>
    </style:style>
    <style:style style:name="P36" style:family="paragraph" style:parent-style-name="Standard">
      <style:paragraph-properties fo:margin-top="0cm" fo:margin-bottom="0cm" loext:contextual-spacing="false" fo:text-align="justify" style:justify-single-word="false"/>
      <style:text-properties fo:color="#000000" style:font-name="Droid Sans Mono" fo:font-size="9pt" fo:font-weight="normal" officeooo:paragraph-rsid="00503e9b" fo:background-color="#ffffff" style:font-size-asian="9pt" style:font-size-complex="9pt"/>
    </style:style>
    <style:style style:name="P37" style:family="paragraph" style:parent-style-name="Standard">
      <style:paragraph-properties fo:margin-top="0cm" fo:margin-bottom="0cm" loext:contextual-spacing="false" style:line-height-at-least="0.423cm" fo:text-align="justify" style:justify-single-word="false"/>
      <style:text-properties fo:color="#000000" style:font-name="Droid Sans Mono" fo:font-size="9pt" fo:font-weight="normal" officeooo:rsid="0068a59d" officeooo:paragraph-rsid="0068a59d" fo:background-color="#ffffff" style:font-size-asian="9pt" style:font-weight-asian="bold" style:font-size-complex="9pt" style:font-weight-complex="bold"/>
    </style:style>
    <style:style style:name="P38" style:family="paragraph" style:parent-style-name="Standard">
      <style:paragraph-properties fo:margin-top="0cm" fo:margin-bottom="0cm" loext:contextual-spacing="false" fo:text-align="justify" style:justify-single-word="false"/>
      <style:text-properties fo:color="#000000" style:font-name="Droid Sans Mono" fo:font-size="9pt" fo:font-weight="normal" officeooo:rsid="00503e9b" officeooo:paragraph-rsid="0051a5f9" fo:background-color="#ffffff" style:font-size-asian="9pt" style:font-weight-asian="bold" style:font-size-complex="9pt" style:font-weight-complex="bold"/>
    </style:style>
    <style:style style:name="P39" style:family="paragraph" style:parent-style-name="Standard">
      <style:paragraph-properties fo:margin-top="0cm" fo:margin-bottom="0cm" loext:contextual-spacing="false" fo:text-align="justify" style:justify-single-word="false"/>
      <style:text-properties fo:color="#000000" style:font-name="Droid Sans Mono" fo:font-size="9pt" fo:font-weight="normal" officeooo:rsid="006b95d5" officeooo:paragraph-rsid="006b95d5" fo:background-color="#ffffff" style:font-size-asian="9pt" style:font-weight-asian="normal" style:font-size-complex="9pt" style:font-weight-complex="normal"/>
    </style:style>
    <style:style style:name="P40" style:family="paragraph" style:parent-style-name="Standard">
      <style:paragraph-properties fo:margin-top="0cm" fo:margin-bottom="0cm" loext:contextual-spacing="false" style:line-height-at-least="0.423cm" fo:text-align="justify" style:justify-single-word="false"/>
      <style:text-properties fo:color="#000000" style:font-name="Century Schoolbook L" fo:font-size="10pt" fo:font-weight="normal" officeooo:rsid="0052875d" officeooo:paragraph-rsid="006b95d5" fo:background-color="#ffffff" style:font-size-asian="8.75pt" style:font-weight-asian="normal" style:font-size-complex="10pt" style:font-weight-complex="normal"/>
    </style:style>
    <style:style style:name="P41" style:family="paragraph" style:parent-style-name="Standard">
      <style:paragraph-properties fo:margin-top="0cm" fo:margin-bottom="0cm" loext:contextual-spacing="false" fo:text-align="justify" style:justify-single-word="false"/>
      <style:text-properties fo:font-variant="normal" fo:text-transform="none" fo:color="#000000" style:font-name="Century Schoolbook L" fo:font-size="10pt" fo:letter-spacing="normal" fo:font-style="normal" fo:font-weight="normal" officeooo:rsid="0052875d" officeooo:paragraph-rsid="006b95d5" style:font-size-asian="10pt" style:font-weight-asian="normal" style:font-size-complex="10pt" style:font-weight-complex="normal"/>
    </style:style>
    <style:style style:name="P42" style:family="paragraph" style:parent-style-name="Standard">
      <style:paragraph-properties fo:margin-top="0cm" fo:margin-bottom="0cm" loext:contextual-spacing="false" style:line-height-at-least="0.423cm" fo:text-align="justify" style:justify-single-word="false"/>
      <style:text-properties style:font-name="Century Schoolbook L" fo:font-size="10pt" fo:font-weight="bold" officeooo:rsid="0052875d" officeooo:paragraph-rsid="0052875d" style:font-size-asian="10pt" style:font-weight-asian="bold" style:font-size-complex="10pt" style:font-weight-complex="bold"/>
    </style:style>
    <style:style style:name="P43" style:family="paragraph" style:parent-style-name="Standard">
      <style:paragraph-properties fo:margin-top="0cm" fo:margin-bottom="0cm" loext:contextual-spacing="false" style:line-height-at-least="0.423cm" fo:text-align="justify" style:justify-single-word="false"/>
      <style:text-properties style:font-name="Century Schoolbook L" fo:font-size="10pt" fo:font-weight="bold" officeooo:rsid="0052875d" officeooo:paragraph-rsid="006b95d5" style:font-size-asian="10pt" style:font-weight-asian="bold" style:font-size-complex="10pt" style:font-weight-complex="bold"/>
    </style:style>
    <style:style style:name="P44" style:family="paragraph" style:parent-style-name="Normalny">
      <style:text-properties style:font-name="Century Schoolbook L" fo:font-size="12pt" fo:font-weight="bold" officeooo:rsid="00470260" officeooo:paragraph-rsid="00470260" style:font-size-asian="12pt" style:font-weight-asian="bold" style:font-size-complex="12pt" style:font-weight-complex="bold"/>
    </style:style>
    <style:style style:name="P45"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03e9b" officeooo:paragraph-rsid="00503e9b" style:font-size-asian="10pt" style:font-weight-asian="bold" style:font-size-complex="10pt" style:font-weight-complex="bold"/>
    </style:style>
    <style:style style:name="P46"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03e9b" officeooo:paragraph-rsid="0051a5f9" style:font-size-asian="10pt" style:font-weight-asian="bold" style:font-size-complex="10pt" style:font-weight-complex="bold"/>
    </style:style>
    <style:style style:name="P47"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68a59d" officeooo:paragraph-rsid="0068a59d" style:font-size-asian="10pt" style:font-weight-asian="bold" style:font-size-complex="10pt" style:font-weight-complex="bold"/>
    </style:style>
    <style:style style:name="P48"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2875d" officeooo:paragraph-rsid="0052875d" style:font-size-asian="10pt" style:font-weight-asian="bold" style:font-size-complex="10pt" style:font-weight-complex="bold"/>
    </style:style>
    <style:style style:name="P49"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2875d" officeooo:paragraph-rsid="006b95d5" style:font-size-asian="10pt" style:font-weight-asian="bold" style:font-size-complex="10pt" style:font-weight-complex="bold"/>
    </style:style>
    <style:style style:name="P50" style:family="paragraph" style:parent-style-name="Normalny">
      <style:paragraph-properties fo:margin-top="0cm" fo:margin-bottom="0cm" loext:contextual-spacing="false" fo:text-align="justify" style:justify-single-word="false"/>
      <style:text-properties style:font-name="Century Schoolbook L" fo:font-size="10pt" fo:font-weight="bold" officeooo:paragraph-rsid="0068d6ce" style:font-size-asian="10pt" style:font-size-complex="10pt"/>
    </style:style>
    <style:style style:name="P51"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52875d" officeooo:paragraph-rsid="006b95d5" style:font-size-asian="10pt" style:font-weight-asian="normal" style:font-size-complex="10pt" style:font-weight-complex="normal"/>
    </style:style>
    <style:style style:name="P52" style:family="paragraph" style:parent-style-name="Normalny">
      <style:paragraph-properties fo:margin-top="0cm" fo:margin-bottom="0cm" loext:contextual-spacing="false" fo:text-align="justify" style:justify-single-word="false"/>
      <style:text-properties style:font-name="Century Schoolbook L" fo:font-size="10pt" fo:font-weight="bold" officeooo:rsid="006b95d5" officeooo:paragraph-rsid="006b95d5" style:font-size-asian="10pt" style:font-weight-asian="normal" style:font-size-complex="10pt" style:font-weight-complex="normal"/>
    </style:style>
    <style:style style:name="P53" style:family="paragraph" style:parent-style-name="Normalny">
      <style:paragraph-properties fo:margin-top="0cm" fo:margin-bottom="0cm" loext:contextual-spacing="false" fo:text-align="justify" style:justify-single-word="false"/>
      <style:text-properties style:font-name="Century Schoolbook L" fo:font-size="10pt" fo:font-weight="normal" officeooo:rsid="006b95d5" officeooo:paragraph-rsid="006b95d5" style:font-size-asian="10pt" style:font-weight-asian="normal" style:font-size-complex="10pt" style:font-weight-complex="normal"/>
    </style:style>
    <style:style style:name="P54" style:family="paragraph" style:parent-style-name="Normalny">
      <style:paragraph-properties fo:margin-top="0cm" fo:margin-bottom="0cm" loext:contextual-spacing="false" fo:text-align="justify" style:justify-single-word="false"/>
      <style:text-properties style:font-name="Century Schoolbook L" fo:font-size="10pt" fo:font-weight="normal" officeooo:rsid="0052875d" officeooo:paragraph-rsid="0052875d" style:font-size-asian="10pt" style:font-weight-asian="normal" style:font-size-complex="10pt" style:font-weight-complex="normal"/>
    </style:style>
    <style:style style:name="P55" style:family="paragraph" style:parent-style-name="Normalny">
      <style:paragraph-properties fo:margin-top="0cm" fo:margin-bottom="0cm" loext:contextual-spacing="false" fo:text-align="justify" style:justify-single-word="false"/>
      <style:text-properties style:font-name="Century Schoolbook L" fo:font-size="12pt" fo:font-weight="bold" officeooo:rsid="0051a5f9" officeooo:paragraph-rsid="0051a5f9" style:font-size-asian="10pt" style:font-weight-asian="bold" style:font-size-complex="10pt" style:font-weight-complex="bold"/>
    </style:style>
    <style:style style:name="P56" style:family="paragraph" style:parent-style-name="Normalny">
      <style:paragraph-properties fo:margin-top="0cm" fo:margin-bottom="0cm" loext:contextual-spacing="false" fo:text-align="justify" style:justify-single-word="false"/>
      <style:text-properties style:font-name="Century Schoolbook L" fo:font-size="12pt" fo:font-weight="bold" officeooo:rsid="0051a5f9" officeooo:paragraph-rsid="006b95d5" style:font-size-asian="10pt" style:font-weight-asian="bold" style:font-size-complex="10pt" style:font-weight-complex="bold"/>
    </style:style>
    <style:style style:name="P57" style:family="paragraph" style:parent-style-name="Normalny">
      <style:paragraph-properties fo:margin-top="0cm" fo:margin-bottom="0cm" loext:contextual-spacing="false" fo:text-align="justify" style:justify-single-word="false"/>
      <style:text-properties style:font-name="Century Schoolbook L" fo:font-size="8pt" fo:font-weight="bold" officeooo:rsid="0051a5f9" officeooo:paragraph-rsid="0051a5f9" style:font-size-asian="7pt" style:font-weight-asian="bold" style:font-size-complex="8pt" style:font-weight-complex="bold"/>
    </style:style>
    <style:style style:name="P58" style:family="paragraph" style:parent-style-name="Normalny">
      <style:paragraph-properties fo:margin-top="0cm" fo:margin-bottom="0cm" loext:contextual-spacing="false" fo:text-align="justify" style:justify-single-word="false"/>
      <style:text-properties style:font-name="Century Schoolbook L" fo:font-size="8pt" fo:font-weight="bold" officeooo:rsid="0051a5f9" officeooo:paragraph-rsid="006b95d5" style:font-size-asian="7pt" style:font-weight-asian="bold" style:font-size-complex="8pt" style:font-weight-complex="bold"/>
    </style:style>
    <style:style style:name="P59" style:family="paragraph" style:parent-style-name="Normalny">
      <style:paragraph-properties fo:margin-top="0cm" fo:margin-bottom="0cm" loext:contextual-spacing="false" fo:text-align="justify" style:justify-single-word="false"/>
      <style:text-properties style:font-name="Century Schoolbook L" fo:font-size="8pt" fo:font-weight="bold" officeooo:rsid="00503e9b" officeooo:paragraph-rsid="00503e9b" style:font-size-asian="7pt" style:font-weight-asian="bold" style:font-size-complex="8pt" style:font-weight-complex="bold"/>
    </style:style>
    <style:style style:name="P60" style:family="paragraph" style:parent-style-name="Normalny">
      <style:paragraph-properties fo:margin-top="0cm" fo:margin-bottom="0cm" loext:contextual-spacing="false" fo:text-align="justify" style:justify-single-word="false"/>
      <style:text-properties style:font-name="Century Schoolbook L" fo:font-size="9pt" fo:font-weight="bold" officeooo:rsid="006b95d5" officeooo:paragraph-rsid="006b95d5" style:font-size-asian="9pt" style:font-weight-asian="normal" style:font-size-complex="9pt" style:font-weight-complex="normal"/>
    </style:style>
    <style:style style:name="P61" style:family="paragraph" style:parent-style-name="Normalny" style:list-style-name="L11">
      <style:paragraph-properties fo:margin-top="0cm" fo:margin-bottom="0cm" loext:contextual-spacing="false" fo:text-align="justify" style:justify-single-word="false"/>
      <style:text-properties fo:font-variant="normal" fo:text-transform="none" fo:color="#000000" style:font-name="Century Schoolbook L" fo:font-size="10pt" fo:letter-spacing="normal" fo:font-style="normal" fo:font-weight="normal" officeooo:paragraph-rsid="0060ba59" style:font-size-asian="10pt" style:font-size-complex="10pt"/>
    </style:style>
    <style:style style:name="P62" style:family="paragraph" style:parent-style-name="Normalny">
      <style:paragraph-properties fo:margin-top="0cm" fo:margin-bottom="0cm" loext:contextual-spacing="false" style:line-height-at-least="0.423cm" fo:text-align="justify" style:justify-single-word="false"/>
      <style:text-properties fo:color="#000000" style:font-name="Century Schoolbook L" fo:font-size="10pt" fo:font-weight="bold" officeooo:rsid="0068a59d" officeooo:paragraph-rsid="0068a59d" fo:background-color="#ffffff" style:font-size-asian="10pt" style:font-weight-asian="bold" style:font-size-complex="10pt" style:font-weight-complex="bold"/>
    </style:style>
    <style:style style:name="P63" style:family="paragraph" style:parent-style-name="Normalny">
      <style:paragraph-properties fo:margin-top="0cm" fo:margin-bottom="0cm" loext:contextual-spacing="false" fo:text-align="justify" style:justify-single-word="false"/>
      <style:text-properties fo:color="#000000" style:font-name="Century Schoolbook L" fo:font-size="10pt" fo:font-weight="normal" officeooo:rsid="006d3d65" officeooo:paragraph-rsid="006d3d65" fo:background-color="#ffffff" style:font-size-asian="10pt" style:font-weight-asian="normal" style:font-size-complex="10pt" style:font-weight-complex="normal"/>
    </style:style>
    <style:style style:name="P64" style:family="paragraph" style:parent-style-name="Normalny">
      <style:paragraph-properties fo:margin-top="0cm" fo:margin-bottom="0cm" loext:contextual-spacing="false" fo:text-align="justify" style:justify-single-word="false"/>
      <style:text-properties fo:color="#000000" style:font-name="Century Schoolbook L" fo:font-size="10pt" fo:font-weight="normal" officeooo:rsid="006e7f93" officeooo:paragraph-rsid="006e7f93" fo:background-color="#ffffff" style:font-size-asian="8.75pt" style:font-weight-asian="normal" style:font-size-complex="10pt" style:font-weight-complex="normal"/>
    </style:style>
    <style:style style:name="P65" style:family="paragraph" style:parent-style-name="Normalny">
      <style:paragraph-properties fo:margin-top="0cm" fo:margin-bottom="0cm" loext:contextual-spacing="false" fo:text-align="justify" style:justify-single-word="false"/>
      <style:text-properties fo:color="#000000" style:font-name="Century Schoolbook L" fo:font-size="12pt" fo:font-weight="bold" officeooo:rsid="006e7f93" officeooo:paragraph-rsid="006e7f93" fo:background-color="#ffffff" style:font-size-asian="12pt" style:font-weight-asian="bold" style:font-size-complex="12pt" style:font-weight-complex="bold"/>
    </style:style>
    <style:style style:name="P66" style:family="paragraph" style:parent-style-name="Normalny">
      <style:paragraph-properties fo:margin-top="0cm" fo:margin-bottom="0cm" loext:contextual-spacing="false" fo:text-align="justify" style:justify-single-word="false"/>
      <style:text-properties style:font-name="Century Schoolbook L" fo:font-size="10pt" fo:font-weight="bold" officeooo:paragraph-rsid="0068d6ce" style:font-size-asian="10pt" style:font-size-complex="10pt"/>
    </style:style>
    <style:style style:name="P67" style:family="paragraph" style:parent-style-name="Normalny">
      <style:paragraph-properties fo:margin-top="0cm" fo:margin-bottom="0cm" loext:contextual-spacing="false"/>
      <style:text-properties officeooo:paragraph-rsid="0071268f"/>
    </style:style>
    <style:style style:name="P68" style:family="paragraph" style:parent-style-name="Normalny" style:list-style-name="L14">
      <style:paragraph-properties fo:margin-top="0cm" fo:margin-bottom="0cm" loext:contextual-spacing="false"/>
      <style:text-properties officeooo:paragraph-rsid="0071268f"/>
    </style:style>
    <style:style style:name="P69" style:family="paragraph" style:parent-style-name="Normalny" style:list-style-name="L14">
      <style:paragraph-properties fo:margin-top="0cm" fo:margin-bottom="0cm" loext:contextual-spacing="false"/>
      <style:text-properties officeooo:rsid="0071268f" officeooo:paragraph-rsid="0071268f"/>
    </style:style>
    <style:style style:name="P70" style:family="paragraph" style:parent-style-name="Normalny">
      <style:paragraph-properties fo:margin-top="0cm" fo:margin-bottom="0cm" loext:contextual-spacing="false"/>
      <style:text-properties officeooo:rsid="00716d7f" officeooo:paragraph-rsid="00716d7f"/>
    </style:style>
    <style:style style:name="P71" style:family="paragraph" style:parent-style-name="Normalny" style:list-style-name="L15">
      <style:paragraph-properties fo:margin-top="0cm" fo:margin-bottom="0cm" loext:contextual-spacing="false"/>
      <style:text-properties officeooo:rsid="00716d7f" officeooo:paragraph-rsid="00716d7f"/>
    </style:style>
    <style:style style:name="P72" style:family="paragraph" style:parent-style-name="Normalny">
      <style:paragraph-properties fo:margin-top="0cm" fo:margin-bottom="0cm" loext:contextual-spacing="false" fo:text-align="justify" style:justify-single-word="false"/>
      <style:text-properties officeooo:rsid="00716d7f" officeooo:paragraph-rsid="00716d7f"/>
    </style:style>
    <style:style style:name="P73" style:family="paragraph" style:parent-style-name="Normalny">
      <style:paragraph-properties fo:margin-top="0cm" fo:margin-bottom="0cm" loext:contextual-spacing="false" fo:text-align="justify" style:justify-single-word="false"/>
      <style:text-properties officeooo:rsid="007189da" officeooo:paragraph-rsid="007189da"/>
    </style:style>
    <style:style style:name="P74" style:family="paragraph" style:parent-style-name="Text_20_body">
      <style:paragraph-properties fo:margin-top="0cm" fo:margin-bottom="0cm" loext:contextual-spacing="false" fo:text-align="justify" style:justify-single-word="false"/>
      <style:text-properties style:font-name="Century Schoolbook L" fo:font-size="10pt" fo:font-weight="normal" officeooo:paragraph-rsid="005ed4f8" style:font-size-asian="10pt" style:font-size-complex="10pt"/>
    </style:style>
    <style:style style:name="P75" style:family="paragraph" style:parent-style-name="Text_20_body" style:list-style-name="L11">
      <style:paragraph-properties fo:margin-top="0cm" fo:margin-bottom="0cm" loext:contextual-spacing="false" fo:text-align="start" style:justify-single-word="false" fo:orphans="2" fo:widows="2" fo:padding="0cm" fo:border="none"/>
      <style:text-properties fo:font-variant="normal" fo:text-transform="none" fo:color="#000000" style:font-name="Century Schoolbook L" fo:font-size="10pt" fo:letter-spacing="normal" fo:font-style="normal" fo:font-weight="normal" style:font-size-asian="10pt" style:font-size-complex="10pt"/>
    </style:style>
    <style:style style:name="P76" style:family="paragraph" style:parent-style-name="Text_20_body" style:list-style-name="L13">
      <style:paragraph-properties fo:margin-top="0cm" fo:margin-bottom="0cm" loext:contextual-spacing="false" fo:text-align="start" style:justify-single-word="false" fo:orphans="2" fo:widows="2" fo:padding="0cm" fo:border="none"/>
      <style:text-properties fo:font-variant="normal" fo:text-transform="none" fo:color="#000000" style:font-name="Century Schoolbook L" fo:font-size="10pt" fo:letter-spacing="normal" fo:font-style="normal" fo:font-weight="normal" style:font-size-asian="10pt" style:font-size-complex="10pt"/>
    </style:style>
    <style:style style:name="T1" style:family="text">
      <style:text-properties fo:font-variant="normal" fo:text-transform="none" fo:color="#000000" fo:font-size="11pt" fo:letter-spacing="normal" fo:font-style="normal" style:text-underline-style="none" fo:font-weight="normal" officeooo:rsid="000ccc3f" style:font-size-asian="11pt" style:font-weight-asian="normal" style:font-size-complex="11pt" style:font-weight-complex="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color="#0000ff"/>
    </style:style>
    <style:style style:name="T5" style:family="text">
      <style:text-properties fo:color="#0000ff" style:font-name="Droid Sans Mono" fo:font-weight="normal" fo:background-color="#ffffff" loext:char-shading-value="0"/>
    </style:style>
    <style:style style:name="T6" style:family="text">
      <style:text-properties fo:color="#0000ff" officeooo:rsid="0069debf"/>
    </style:style>
    <style:style style:name="T7" style:family="text">
      <style:text-properties fo:color="#0000ff" style:font-weight-asian="bold" style:font-weight-complex="bold"/>
    </style:style>
    <style:style style:name="T8" style:family="text">
      <style:text-properties fo:color="#a31515"/>
    </style:style>
    <style:style style:name="T9" style:family="text">
      <style:text-properties fo:color="#a31515" style:font-name="Droid Sans Mono" fo:font-weight="normal" fo:background-color="#ffffff" loext:char-shading-value="0"/>
    </style:style>
    <style:style style:name="T10" style:family="text">
      <style:text-properties fo:color="#a31515" style:font-weight-asian="bold" style:font-weight-complex="bold"/>
    </style:style>
    <style:style style:name="T11" style:family="text">
      <style:text-properties fo:color="#09885a"/>
    </style:style>
    <style:style style:name="T12" style:family="text">
      <style:text-properties style:font-name="Century Schoolbook L" fo:font-size="10pt" fo:font-weight="bold" officeooo:rsid="000b6a5b" style:font-size-asian="14pt" style:font-weight-asian="bold" style:font-size-complex="14pt"/>
    </style:style>
    <style:style style:name="T13" style:family="text">
      <style:text-properties style:font-name="Century Schoolbook L" fo:font-size="10pt" fo:font-weight="normal" style:font-size-asian="8.75pt" style:font-weight-asian="normal" style:font-size-complex="10pt" style:font-weight-complex="normal"/>
    </style:style>
    <style:style style:name="T14" style:family="text">
      <style:text-properties style:font-name="Century Schoolbook L" fo:font-size="10pt" fo:font-weight="normal" officeooo:rsid="0071268f" style:font-size-asian="8.75pt" style:font-weight-asian="normal" style:font-size-complex="10pt" style:font-weight-complex="normal"/>
    </style:style>
    <style:style style:name="T15" style:family="text">
      <style:text-properties style:font-name="Century Schoolbook L" fo:font-size="16pt" style:font-size-asian="18pt" style:font-name-complex="Times New Roman" style:font-size-complex="18pt"/>
    </style:style>
    <style:style style:name="T16" style:family="text">
      <style:text-properties style:font-name="Century Schoolbook L" fo:font-size="16pt" fo:font-weight="bold" style:font-size-asian="18pt" style:font-weight-asian="bold" style:font-name-complex="Times New Roman" style:font-size-complex="18pt"/>
    </style:style>
    <style:style style:name="T17" style:family="text">
      <style:text-properties style:font-name="Century Schoolbook L" fo:font-size="12pt" style:font-size-asian="14pt" style:font-name-complex="Times New Roman" style:font-size-complex="14pt"/>
    </style:style>
    <style:style style:name="T18" style:family="text">
      <style:text-properties style:font-name="Century Schoolbook L" fo:font-size="12pt" style:font-size-asian="14pt" style:font-size-complex="14pt"/>
    </style:style>
    <style:style style:name="T19" style:family="text">
      <style:text-properties style:font-name="Century Schoolbook L" fo:font-size="12pt" fo:font-weight="bold" style:font-size-asian="14pt" style:font-weight-asian="bold" style:font-name-complex="Times New Roman" style:font-size-complex="14pt"/>
    </style:style>
    <style:style style:name="T20" style:family="text">
      <style:text-properties style:font-name="Century Schoolbook L" fo:font-size="12pt" fo:font-weight="bold" officeooo:rsid="00666d91" style:font-size-asian="14pt" style:font-weight-asian="bold" style:font-name-complex="Times New Roman" style:font-size-complex="14pt" style:font-weight-complex="bold"/>
    </style:style>
    <style:style style:name="T21" style:family="text">
      <style:text-properties style:font-name="Century Schoolbook L" fo:font-size="12pt" fo:font-weight="bold" officeooo:rsid="000b6a5b" style:font-size-asian="14pt" style:font-weight-asian="bold" style:font-size-complex="14pt"/>
    </style:style>
    <style:style style:name="T22" style:family="text">
      <style:text-properties fo:color="#000000" style:font-name="Liberation Serif" fo:font-size="10pt" fo:font-weight="normal" officeooo:rsid="0031a391" fo:background-color="#ffffff" loext:char-shading-value="0" style:font-size-asian="10pt" style:font-weight-asian="normal" style:font-size-complex="10pt" style:font-weight-complex="normal"/>
    </style:style>
    <style:style style:name="T23" style:family="text">
      <style:text-properties fo:color="#000000" style:font-name="Liberation Serif" fo:font-size="10pt" fo:font-weight="normal" officeooo:rsid="0051a5f9" fo:background-color="#ffffff" loext:char-shading-value="0" style:font-size-asian="10pt" style:font-weight-asian="normal" style:font-size-complex="10pt" style:font-weight-complex="normal"/>
    </style:style>
    <style:style style:name="T24" style:family="text">
      <style:text-properties fo:color="#000000" style:font-name="Liberation Serif" fo:font-weight="normal" officeooo:rsid="0031a391" fo:background-color="#ffffff" loext:char-shading-value="0" style:font-weight-asian="normal" style:font-weight-complex="normal"/>
    </style:style>
    <style:style style:name="T25" style:family="text">
      <style:text-properties fo:color="#000000" style:font-name="Liberation Serif" fo:font-weight="normal" officeooo:rsid="0051a5f9" fo:background-color="#ffffff" loext:char-shading-value="0" style:font-weight-asian="normal" style:font-weight-complex="normal"/>
    </style:style>
    <style:style style:name="T26" style:family="text">
      <style:text-properties fo:color="#000000" style:font-name="Liberation Serif" fo:font-weight="normal" officeooo:rsid="0051a5f9" fo:background-color="#ffffff" loext:char-shading-value="0" style:font-size-asian="8.75pt" style:font-weight-asian="normal" style:font-weight-complex="normal"/>
    </style:style>
    <style:style style:name="T27" style:family="text">
      <style:text-properties fo:color="#000000" style:font-name="Liberation Serif" fo:font-weight="normal" officeooo:rsid="0069debf" fo:background-color="#ffffff" loext:char-shading-value="0" style:font-size-asian="8.75pt" style:font-weight-asian="normal" style:font-weight-complex="normal"/>
    </style:style>
    <style:style style:name="T28" style:family="text">
      <style:text-properties fo:color="#000000" style:font-name="Liberation Serif" fo:font-weight="normal" officeooo:rsid="006b95d5" fo:background-color="#ffffff" loext:char-shading-value="0" style:font-size-asian="8.75pt" style:font-weight-asian="normal" style:font-weight-complex="normal"/>
    </style:style>
    <style:style style:name="T29" style:family="text">
      <style:text-properties fo:color="#000000" style:font-name="Century Schoolbook L" fo:font-size="10pt" fo:font-weight="normal" officeooo:rsid="0051a5f9" fo:background-color="#ffffff" loext:char-shading-value="0" style:font-size-asian="8.75pt" style:font-weight-asian="normal" style:font-size-complex="10pt" style:font-weight-complex="normal"/>
    </style:style>
    <style:style style:name="T30" style:family="text">
      <style:text-properties fo:color="#000000" style:font-name="Century Schoolbook L" fo:font-size="10pt" fo:font-weight="normal" officeooo:rsid="0068a59d" fo:background-color="#ffffff" loext:char-shading-value="0" style:font-size-asian="8.75pt" style:font-weight-asian="normal" style:font-size-complex="10pt" style:font-weight-complex="normal"/>
    </style:style>
    <style:style style:name="T31" style:family="text">
      <style:text-properties fo:color="#000000" style:font-name="Century Schoolbook L" fo:font-size="10pt" fo:font-weight="normal" officeooo:rsid="0068d6ce" fo:background-color="#ffffff" loext:char-shading-value="0" style:font-size-asian="8.75pt" style:font-weight-asian="normal" style:font-size-complex="10pt" style:font-weight-complex="normal"/>
    </style:style>
    <style:style style:name="T32" style:family="text">
      <style:text-properties fo:color="#000000" fo:font-weight="normal" officeooo:rsid="0051a5f9" fo:background-color="#ffffff" loext:char-shading-value="0" style:font-size-asian="8.75pt" style:font-weight-asian="normal" style:font-weight-complex="normal"/>
    </style:style>
    <style:style style:name="T33" style:family="text">
      <style:text-properties fo:color="#000000" fo:font-weight="normal" officeooo:rsid="0069debf" fo:background-color="#ffffff" loext:char-shading-value="0" style:font-size-asian="8.75pt" style:font-weight-asian="normal" style:font-weight-complex="normal"/>
    </style:style>
    <style:style style:name="T34" style:family="text">
      <style:text-properties fo:color="#000000" fo:font-weight="normal" officeooo:rsid="006b95d5" fo:background-color="#ffffff" loext:char-shading-value="0" style:font-size-asian="8.75pt" style:font-weight-asian="normal" style:font-weight-complex="normal"/>
    </style:style>
    <style:style style:name="T35" style:family="text">
      <style:text-properties fo:color="#000000" style:font-name="Droid Sans Mono" fo:font-weight="normal" fo:background-color="#ffffff" loext:char-shading-value="0"/>
    </style:style>
    <style:style style:name="T36" style:family="text">
      <style:text-properties officeooo:rsid="00623934"/>
    </style:style>
    <style:style style:name="T37" style:family="text">
      <style:text-properties officeooo:rsid="0066e6fd"/>
    </style:style>
    <style:style style:name="T38" style:family="text">
      <style:text-properties officeooo:rsid="0068a59d"/>
    </style:style>
    <style:style style:name="T39" style:family="text">
      <style:text-properties fo:color="#af00db"/>
    </style:style>
    <style:style style:name="T40" style:family="text">
      <style:text-properties fo:color="#af00db" officeooo:rsid="0068a59d"/>
    </style:style>
    <style:style style:name="T41" style:family="text">
      <style:text-properties fo:color="#af00db" style:font-name="Droid Sans Mono" fo:font-weight="normal" fo:background-color="#ffffff" loext:char-shading-value="0"/>
    </style:style>
    <style:style style:name="T42" style:family="text">
      <style:text-properties fo:color="#af00db" style:font-weight-asian="bold" style:font-weight-complex="bold"/>
    </style:style>
    <style:style style:name="T43" style:family="text">
      <style:text-properties fo:color="#795e26"/>
    </style:style>
    <style:style style:name="T44" style:family="text">
      <style:text-properties fo:color="#001080"/>
    </style:style>
    <style:style style:name="T45" style:family="text">
      <style:text-properties fo:color="#267f99"/>
    </style:style>
    <style:style style:name="T46" style:family="text">
      <style:text-properties fo:color="#267f99" style:font-name="Droid Sans Mono" fo:font-weight="normal" fo:background-color="#ffffff" loext:char-shading-value="0"/>
    </style:style>
    <style:style style:name="T47" style:family="text">
      <style:text-properties style:font-name="Liberation Serif" style:font-size-asian="10pt"/>
    </style:style>
    <style:style style:name="T48" style:family="text">
      <style:text-properties style:font-name="Liberation Serif" officeooo:rsid="0031a391" style:font-size-asian="10pt"/>
    </style:style>
    <style:style style:name="T49" style:family="text">
      <style:text-properties officeooo:rsid="0068d6ce"/>
    </style:style>
    <style:style style:name="T50" style:family="text">
      <style:text-properties style:font-weight-asian="bold" style:font-weight-complex="bold"/>
    </style:style>
    <style:style style:name="T51" style:family="text">
      <style:text-properties officeooo:rsid="005ed4f8" style:font-weight-asian="bold" style:font-weight-complex="bold"/>
    </style:style>
    <style:style style:name="T52" style:family="text">
      <style:text-properties officeooo:rsid="0069debf"/>
    </style:style>
    <style:style style:name="T53" style:family="text">
      <style:text-properties officeooo:rsid="006b95d5"/>
    </style:style>
    <style:style style:name="T54" style:family="text">
      <style:text-properties officeooo:rsid="00705859"/>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1"><text:span text:style-name="Domyślna_20_czcionka_20_akapitu"><text:span text:style-name="T15">Laboratorium</text:span></text:span><text:span text:style-name="Domyślna_20_czcionka_20_akapitu"><text:span text:style-name="T16"> Programowania Współbieżnego</text:span></text:span></text:p>
            <text:p text:style-name="P3">Wydział Elektrotechniki Automatyki i Informatyki</text:p>
            <text:p text:style-name="P3">Politechnika Świętokrzyska</text:p>
          </table:table-cell>
          <table:covered-table-cell/>
        </table:table-row>
        <table:table-row table:style-name="Tabela1.2">
          <table:table-cell table:style-name="Tabela1.A2" office:value-type="string">
            <text:p text:style-name="P2"><text:span text:style-name="Domyślna_20_czcionka_20_akapitu"><text:span text:style-name="T17">Studia:</text:span></text:span><text:span text:style-name="Domyślna_20_czcionka_20_akapitu"><text:span text:style-name="T19"> Stacjonarne I stopnia</text:span></text:span></text:p>
          </table:table-cell>
          <table:table-cell table:style-name="Tabela1.B2" office:value-type="string">
            <text:p text:style-name="P2"><text:span text:style-name="Domyślna_20_czcionka_20_akapitu"><text:span text:style-name="T17">Kierunek: </text:span></text:span><text:span text:style-name="Domyślna_20_czcionka_20_akapitu"><text:span text:style-name="T19"><text:s/>Informatyka</text:span></text:span></text:p>
          </table:table-cell>
        </table:table-row>
        <table:table-row table:style-name="Tabela1.3">
          <table:table-cell table:style-name="Tabela1.A2" office:value-type="string">
            <text:p text:style-name="P2"><text:span text:style-name="Domyślna_20_czcionka_20_akapitu"><text:span text:style-name="T17">Data wykonania: <text:s/></text:span></text:span><text:span text:style-name="Domyślna_20_czcionka_20_akapitu"><text:span text:style-name="T20">4.12.2017</text:span></text:span></text:p>
          </table:table-cell>
          <table:table-cell table:style-name="Tabela1.B2" office:value-type="string">
            <text:p text:style-name="P2"><text:span text:style-name="Domyślna_20_czcionka_20_akapitu"><text:span text:style-name="T17">Grupa: <text:s/></text:span></text:span><text:span text:style-name="Domyślna_20_czcionka_20_akapitu"><text:span text:style-name="T19">3ID13B</text:span></text:span></text:p>
          </table:table-cell>
        </table:table-row>
        <table:table-row table:style-name="Tabela1.4">
          <table:table-cell table:style-name="Tabela1.A4" table:number-columns-spanned="2" office:value-type="string">
            <text:p text:style-name="P6"><text:span text:style-name="Domyślna_20_czcionka_20_akapitu"><text:span text:style-name="T18">Imię i nazwisko: </text:span></text:span><text:span text:style-name="Domyślna_20_czcionka_20_akapitu"><text:span text:style-name="T21">Bartłomiej Osak</text:span></text:span></text:p>
            <text:p text:style-name="P4"><text:span text:style-name="Domyślna_20_czcionka_20_akapitu"><text:span text:style-name="T12"/></text:span></text:p>
            <text:p text:style-name="P4"><text:span text:style-name="Domyślna_20_czcionka_20_akapitu"><text:span text:style-name="T12"/></text:span></text:p>
            <text:p text:style-name="P4"><text:span text:style-name="Domyślna_20_czcionka_20_akapitu"><text:span text:style-name="T12"/></text:span></text:p>
            <text:p text:style-name="P4"><text:span text:style-name="Domyślna_20_czcionka_20_akapitu"><text:span text:style-name="T12"/></text:span></text:p>
            <text:p text:style-name="P5"/>
          </table:table-cell>
          <table:covered-table-cell/>
        </table:table-row>
        <table:table-row>
          <table:table-cell table:style-name="Tabela1.A5" office:value-type="string">
            <text:p text:style-name="P16">Numer ćwiczenia:</text:p>
          </table:table-cell>
          <table:table-cell table:style-name="Tabela1.B5" office:value-type="string">
            <text:p text:style-name="P16">Temat ćwiczenia:</text:p>
          </table:table-cell>
        </table:table-row>
        <table:table-row table:style-name="Tabela1.6">
          <table:table-cell table:style-name="Tabela1.A6" office:value-type="string">
            <text:p text:style-name="P17">8</text:p>
          </table:table-cell>
          <table:table-cell table:style-name="Tabela1.B6" office:value-type="string">
            <text:p text:style-name="P18">Wątki i mutexy</text:p>
          </table:table-cell>
        </table:table-row>
      </table:table>
      <text:p text:style-name="P7"/>
      <text:p text:style-name="P7"/>
      <text:p text:style-name="P7"/>
      <text:p text:style-name="P7"/>
      <text:p text:style-name="P7"/>
      <text:p text:style-name="P8"><text:span text:style-name="Emphasis"><text:span text:style-name="T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4"><text:soft-page-break/>Wstęp teoretyczny:</text:p>
      <text:p text:style-name="P67"><text:span text:style-name="T14">Wątki nieraz nazywa się procesami lekkimi, ponieważ nie obciążają programu tak jak procesy. </text:span></text:p>
      <text:list xml:id="list3388915088462235537" text:style-name="L14">
        <text:list-item>
          <text:p text:style-name="P68"><text:span text:style-name="T14">Utworzenie wątku trwa od 10 do 100 razy szybciej niż tworzenie procesu.</text:span></text:p>
        </text:list-item>
        <text:list-item>
          <text:p text:style-name="P69"><text:span text:style-name="T13">Wszystkie wątki wykonywane w ramach jednego procesu korzystają ze wspólnej pamięci globalnej. Wymaga to synchronizacji.</text:span></text:p>
        </text:list-item>
        <text:list-item>
          <text:p text:style-name="P69"><text:span text:style-name="T13">Posiadają wspólne dane oraz wspólne instrukcje – składowe procesu.</text:span></text:p>
        </text:list-item>
        <text:list-item>
          <text:p text:style-name="P69"><text:span text:style-name="T13">Ponadto posiadają również deskryptory plików, procedury obsługi sygnałów oraz ich dyspozycje, bieżący katalog roboczy.</text:span></text:p>
        </text:list-item>
        <text:list-item>
          <text:p text:style-name="P69"><text:span text:style-name="T13">Współdzielą też identyfikatory użytkownika i grupy.</text:span></text:p>
        </text:list-item>
      </text:list>
      <text:p text:style-name="P70"><text:span text:style-name="T13">Ponadto wątki nie współdzielą:</text:span></text:p>
      <text:list xml:id="list3191437224342173988" text:style-name="L15">
        <text:list-item>
          <text:p text:style-name="P71"><text:span text:style-name="T13">identyfikatoru wątku</text:span></text:p>
        </text:list-item>
        <text:list-item>
          <text:p text:style-name="P71"><text:span text:style-name="T13">zbioru rejestrów włącznie z licznikiem rozkazów i wskaźnikiem stosu</text:span></text:p>
        </text:list-item>
        <text:list-item>
          <text:p text:style-name="P71"><text:span text:style-name="T13">stosu przechowującego zmienne lokalne i adresy powrotne</text:span></text:p>
        </text:list-item>
        <text:list-item>
          <text:p text:style-name="P71"><text:span text:style-name="T13">zmienne errno, maski sygnałów oraz priorytetu.</text:span></text:p>
        </text:list-item>
      </text:list>
      <text:p text:style-name="P72"><text:span text:style-name="T13">Do każdego wątku wewnątrz procesu można odnosić się za pośrednictwem identyfikatora wątku. Jest to obiekt typu pthread_t. Każdy wątek posada wiele atrybutów tj. priorytet, początkowy rozmiar stosu, informację, czy jest wątkiem procesu demona, itp. <text:s/></text:span></text:p>
      <text:p text:style-name="P72"><text:span text:style-name="T13"/></text:p>
      <text:p text:style-name="P73"><text:span text:style-name="T13">Muteksy i zmienne warunkowe zdefiniowano w normie POSIX.1 wraz z opisem wątków. Muteksów można używać do synchronizowania różnych wątków w obrębie tylko i wyłącznie tego samego procesu. Ponadto Posix umożliwia też synchronizację za pomocą muteksów lub zmiennych warunkowych dla wielu procesów, lecz tylko wtedy, gdy te elementy są umieszczone we wspólnej pamięci procesów. Jeżeli kilka wątków będzie zablokowanych na muteksie to obudzony zostanie ten o najwyższym priorytecie. </text:span></text:p>
      <text:p text:style-name="P70"><text:span text:style-name="T13"/></text:p>
      <text:p text:style-name="P15">Zadanie <text:span text:style-name="T37">1</text:span>.</text:p>
      <text:p text:style-name="P59"/>
      <text:p text:style-name="P14">Polecenie:</text:p>
      <text:p text:style-name="P74"><text:span text:style-name="T2">Napisać (lub przerobić jeden z poprzednich) program w którym proces macierzysty tworzy 100 lub więcej procesów, które nic nie wykonują i się kończą. Proces macierzysty czeka na zakończenie wszystkich swoich procesów, po czym zwraca zmierzony czas całej operacji (np. za pomocą clock_gettime (patrz. man -s3 clock_gettime)). Napisać analogiczny program bazujący na wątkach. Porównać wyniki. Czy wątki są szybsze?</text:span></text:p>
      <text:p text:style-name="P74"><text:span text:style-name="T2"/></text:p>
      <text:p text:style-name="P12">Kod źródłowy:</text:p>
      <text:p text:style-name="P12"/>
      <text:p text:style-name="P47">Na procesach:</text:p>
      <text:p text:style-name="P12"/>
      <text:p text:style-name="P36"><text:span text:style-name="T39">#include</text:span><text:span text:style-name="T4"> </text:span><text:span text:style-name="T8">&lt;stdio.h&gt;</text:span></text:p>
      <text:p text:style-name="P22"><text:span text:style-name="T39">#include</text:span><text:span text:style-name="T4"> </text:span><text:span text:style-name="T8">&lt;stdlib.h&gt;</text:span></text:p>
      <text:p text:style-name="P22"><text:span text:style-name="T39">#include</text:span><text:span text:style-name="T4"> </text:span><text:span text:style-name="T8">&lt;unistd.h&gt;</text:span></text:p>
      <text:p text:style-name="P22"><text:span text:style-name="T39">#include</text:span><text:span text:style-name="T4"> </text:span><text:span text:style-name="T8">&lt;time.h&gt;</text:span></text:p>
      <text:p text:style-name="P22"><text:span text:style-name="T39">#include</text:span><text:span text:style-name="T4"> </text:span><text:span text:style-name="T8">&lt;sys/wait.h&gt;</text:span></text:p>
      <text:p text:style-name="P27"/>
      <text:p text:style-name="P22"><text:span text:style-name="T4">int</text:span> <text:span text:style-name="T43">main</text:span>(<text:span text:style-name="T4">void</text:span>)</text:p>
      <text:p text:style-name="P22"><text:soft-page-break/>{</text:p>
      <text:p text:style-name="P22"><text:span text:style-name="T4"><text:tab/>int</text:span> childpid;</text:p>
      <text:p text:style-name="P22"><text:span text:style-name="T4"><text:tab/>int</text:span> i = <text:span text:style-name="T11">0</text:span>;</text:p>
      <text:p text:style-name="P22"><text:span text:style-name="T4"><text:tab/>int</text:span> j = <text:span text:style-name="T11">0</text:span>;</text:p>
      <text:p text:style-name="P22"><text:span text:style-name="T4"><text:tab/>struct</text:span> timespec start, end;</text:p>
      <text:p text:style-name="P22"><text:span text:style-name="T43"><text:tab/>clock_gettime</text:span>(CLOCK_MONOTONIC,&amp;start);</text:p>
      <text:p text:style-name="P22"><text:span text:style-name="T39"><text:tab/>for</text:span>(;i&lt;<text:span text:style-name="T11">100</text:span>;i++)</text:p>
      <text:p text:style-name="P22"><text:tab/>{</text:p>
      <text:p text:style-name="P22"><text:span text:style-name="T39"><text:tab/><text:tab/>if</text:span>((childpid = <text:span text:style-name="T43">fork</text:span>()) == -<text:span text:style-name="T11">1</text:span>)</text:p>
      <text:p text:style-name="P22"><text:tab/><text:tab/>{</text:p>
      <text:p text:style-name="P22"><text:span text:style-name="T43"><text:tab/><text:tab/><text:tab/>perror</text:span>(<text:span text:style-name="T8">"[ZAD1 - PROCESY] Nie moge forknac!\n"</text:span>);</text:p>
      <text:p text:style-name="P22"><text:span text:style-name="T43"><text:tab/><text:tab/><text:tab/>exit</text:span>(<text:span text:style-name="T11">1</text:span>);</text:p>
      <text:p text:style-name="P22"><text:tab/><text:tab/>}</text:p>
      <text:p text:style-name="P26"><text:tab/><text:tab/>else</text:p>
      <text:p text:style-name="P22"><text:tab/><text:tab/>{</text:p>
      <text:p text:style-name="P22"><text:span text:style-name="T39"><text:tab/><text:tab/><text:tab/>if</text:span>(childpid == <text:span text:style-name="T11">0</text:span>)</text:p>
      <text:p text:style-name="P22"><text:tab/><text:tab/><text:tab/>{</text:p>
      <text:p text:style-name="P22"><text:span text:style-name="T43"><text:tab/><text:tab/><text:tab/><text:tab/>exit</text:span>(<text:span text:style-name="T11">0</text:span>);</text:p>
      <text:p text:style-name="P22"><text:tab/><text:tab/><text:tab/>}</text:p>
      <text:p text:style-name="P22"><text:tab/><text:tab/>}</text:p>
      <text:p text:style-name="P22"><text:tab/>}</text:p>
      <text:p text:style-name="P22"><text:span text:style-name="T39"/></text:p>
      <text:p text:style-name="P22"><text:span text:style-name="T39"/></text:p>
      <text:p text:style-name="P22"><text:span text:style-name="T39"><text:tab/>for</text:span>(;j&lt;<text:span text:style-name="T11">100</text:span>;j++)</text:p>
      <text:p text:style-name="P22"><text:tab/>{</text:p>
      <text:p text:style-name="P22"><text:span text:style-name="T43"><text:tab/><text:tab/>wait</text:span>(<text:span text:style-name="T4">NULL</text:span>);</text:p>
      <text:p text:style-name="P22"><text:tab/>}</text:p>
      <text:p text:style-name="P22"><text:span text:style-name="T43"><text:tab/>clock_gettime</text:span>(CLOCK_MONOTONIC,&amp;end);</text:p>
      <text:p text:style-name="P22"><text:span text:style-name="T4"><text:tab/>long</text:span> <text:span text:style-name="T4">int</text:span> <text:span text:style-name="T43">time</text:span> = end.<text:span text:style-name="T44">tv_nsec</text:span> - start.<text:span text:style-name="T44">tv_nsec</text:span>;</text:p>
      <text:p text:style-name="P22"><text:span text:style-name="T43"><text:tab/>printf</text:span>(<text:span text:style-name="T8">"[ZAD1 - PROCESY] Czas operacji: %ld ns.\n"</text:span>,<text:span text:style-name="T43">time</text:span>);</text:p>
      <text:p text:style-name="P22"><text:span text:style-name="T39"><text:tab/>return</text:span> <text:span text:style-name="T11">0</text:span>;</text:p>
      <text:p text:style-name="P22">}</text:p>
      <text:p text:style-name="P35"><text:span text:style-name="T8"/></text:p>
      <text:p text:style-name="P11"/>
      <text:p text:style-name="P62">Na wątkach:</text:p>
      <text:p text:style-name="P62"/>
      <text:p text:style-name="P37"><text:span text:style-name="T39">#include</text:span><text:span text:style-name="T4"> </text:span><text:span text:style-name="T8">&lt;stdio.h&gt;</text:span></text:p>
      <text:p text:style-name="P22"><text:span text:style-name="T39">#include</text:span><text:span text:style-name="T4"> </text:span><text:span text:style-name="T8">&lt;stdlib.h&gt;</text:span></text:p>
      <text:p text:style-name="P22"><text:span text:style-name="T39">#include</text:span><text:span text:style-name="T4"> </text:span><text:span text:style-name="T8">&lt;unistd.h&gt;</text:span></text:p>
      <text:p text:style-name="P22"><text:span text:style-name="T39">#include</text:span><text:span text:style-name="T4"> </text:span><text:span text:style-name="T8">&lt;pthread.h&gt;</text:span></text:p>
      <text:p text:style-name="P27"/>
      <text:p text:style-name="P23"><text:span text:style-name="T4">void</text:span> *<text:span text:style-name="T43">function</text:span>(<text:span text:style-name="T4">void</text:span> *argument)</text:p>
      <text:p text:style-name="P23">{</text:p>
      <text:p text:style-name="P22"><text:span text:style-name="T40"><text:tab/></text:span><text:span text:style-name="T39">return</text:span> <text:span text:style-name="T4">NULL</text:span>;</text:p>
      <text:p text:style-name="P22">}</text:p>
      <text:p text:style-name="P27"/>
      <text:p text:style-name="P22"><text:span text:style-name="T4">int</text:span> <text:span text:style-name="T43">main</text:span>(<text:span text:style-name="T4">void</text:span>)</text:p>
      <text:p text:style-name="P22">{</text:p>
      <text:p text:style-name="P22"><text:span text:style-name="T4"><text:tab/>int</text:span> i = <text:span text:style-name="T11">0</text:span>;</text:p>
      <text:p text:style-name="P22"><text:span text:style-name="T4"><text:tab/>int</text:span> j = <text:span text:style-name="T11">0</text:span>;</text:p>
      <text:p text:style-name="P22"><text:soft-page-break/><text:span text:style-name="T4"><text:tab/>struct</text:span> timespec start, end;</text:p>
      <text:p text:style-name="P22"><text:span text:style-name="T43"><text:tab/>clock_gettime</text:span>(CLOCK_MONOTONIC,&amp;start);</text:p>
      <text:p text:style-name="P22"><text:span text:style-name="T45"><text:tab/>pthread_t</text:span> tid[<text:span text:style-name="T11">100</text:span>];</text:p>
      <text:p text:style-name="P22"><text:span text:style-name="T39"><text:tab/>for</text:span>(;i&lt;<text:span text:style-name="T11">100</text:span>;i++)</text:p>
      <text:p text:style-name="P22"><text:tab/>{</text:p>
      <text:p text:style-name="P22"><text:span text:style-name="T39"><text:tab/><text:tab/>if</text:span>(<text:span text:style-name="T43">pthread_create</text:span>(&amp;tid[i],<text:span text:style-name="T4">NULL</text:span>,function,<text:span text:style-name="T4">NULL</text:span>)&gt;<text:span text:style-name="T11">0</text:span>)</text:p>
      <text:p text:style-name="P22"><text:tab/><text:tab/>{</text:p>
      <text:p text:style-name="P22"><text:span text:style-name="T43"><text:tab/><text:tab/><text:tab/>perror</text:span>(<text:span text:style-name="T8">"[ZAD1 - WATKI] Wystapil blad tworzenia procesu!\n"</text:span>);</text:p>
      <text:p text:style-name="P22"><text:tab/><text:tab/>}</text:p>
      <text:p text:style-name="P22"><text:tab/>}</text:p>
      <text:p text:style-name="P22"><text:span text:style-name="T39"><text:tab/>for</text:span>(;j&lt;<text:span text:style-name="T11">100</text:span>;j++)</text:p>
      <text:p text:style-name="P22"><text:tab/>{</text:p>
      <text:p text:style-name="P22"><text:span text:style-name="T43"><text:tab/><text:tab/>pthread_join</text:span>(tid[j],<text:span text:style-name="T4">NULL</text:span>);</text:p>
      <text:p text:style-name="P22"><text:tab/>}</text:p>
      <text:p text:style-name="P22"><text:span text:style-name="T43"><text:tab/>clock_gettime</text:span>(CLOCK_MONOTONIC,&amp;end);</text:p>
      <text:p text:style-name="P22"><text:span text:style-name="T4"><text:tab/>long</text:span> <text:span text:style-name="T4">int</text:span> <text:span text:style-name="T43">time</text:span> = end.<text:span text:style-name="T44">tv_nsec</text:span> - start.<text:span text:style-name="T44">tv_nsec</text:span>;</text:p>
      <text:p text:style-name="P22"><text:span text:style-name="T43"><text:tab/>printf</text:span>(<text:span text:style-name="T8">"[ZAD1 - WATKI] Czas operacji: %ld ns.\n"</text:span>,<text:span text:style-name="T43">time</text:span>);</text:p>
      <text:p text:style-name="P22"><text:span text:style-name="T39"><text:tab/>return</text:span> <text:span text:style-name="T11">0</text:span>;</text:p>
      <text:p text:style-name="P22">}</text:p>
      <text:p text:style-name="P62"/>
      <text:p text:style-name="P20">Kompilacja:</text:p>
      <text:p text:style-name="P21"><text:span text:style-name="T22">83613@st11-lab312:~/</text:span><text:span text:style-name="T23">pw</text:span><text:span text:style-name="T22">$ </text:span><text:span text:style-name="T29">gcc </text:span><text:span text:style-name="T30">zad1a</text:span><text:span text:style-name="T29">.c -Wall -o </text:span><text:span text:style-name="T30">zad1a</text:span></text:p>
      <text:p text:style-name="P24"><text:span text:style-name="T48">83613@st11-lab312:~/</text:span><text:span text:style-name="T47">pw</text:span><text:span text:style-name="T48">$ </text:span>gcc <text:span text:style-name="T38">zad1b</text:span>.c -Wall -<text:span text:style-name="T52">lpthread </text:span>-o <text:span text:style-name="T38">zad1b</text:span></text:p>
      <text:p text:style-name="P24"/>
      <text:p text:style-name="P20">Uruchomienie:</text:p>
      <text:p text:style-name="P21"><text:span text:style-name="T22">83613@st11-lab312:~/</text:span><text:span text:style-name="T23">pw</text:span><text:span text:style-name="T22">$ </text:span><text:span text:style-name="T29">./</text:span><text:span text:style-name="T30">zad1a</text:span></text:p>
      <text:p text:style-name="P34"><text:span text:style-name="T22">83613@st11-lab312:~/</text:span><text:span text:style-name="T23">pw</text:span><text:span text:style-name="T22">$ </text:span><text:span text:style-name="T29">./</text:span><text:span text:style-name="T30">zad1</text:span><text:span text:style-name="T31">b</text:span></text:p>
      <text:p text:style-name="P19"/>
      <text:p text:style-name="P20">Wynik zadziałania:</text:p>
      <text:p text:style-name="P25">[ZAD1 - PROCESY] Czas operacji: 4155859 ns.</text:p>
      <text:p text:style-name="P28">[ZAD1 - WATKI] Czas operacji: 3062529 ns.</text:p>
      <text:p text:style-name="P28"/>
      <text:p text:style-name="P31">Wniosek:</text:p>
      <text:p text:style-name="P29">Wątki są znacząco szybsze od procesów. Różnica może być jeszcze bardziej zauważalna w przypadku stworzenia większej ilości wątków oraz procesów. </text:p>
      <text:p text:style-name="P30"/>
      <text:p text:style-name="P55">Zadanie <text:span text:style-name="T49">2</text:span>.</text:p>
      <text:p text:style-name="P57"/>
      <text:p text:style-name="P50"><text:span text:style-name="T51">Polecenie:</text:span></text:p>
      <text:p text:style-name="P50"><text:span text:style-name="T3">Napisać program w którym:</text:span></text:p>
      <text:list xml:id="list8254270888267701811" text:style-name="L11">
        <text:list-item>
          <text:p text:style-name="P75">Stworzymy sobie 5 wątków w odstępach 1 sekundowych. Każdy wątek powinien mieć 10s „sleepa”.</text:p>
        </text:list-item>
        <text:list-item>
          <text:p text:style-name="P75">Za pomocą jednej struktury ze zmiennymi typu char* oraz int przekazać (przez parametr) tworzącym się wątkom ich unikalne nazwy i numery np.: „wątek1”;0, „wątek2”;1, „wątek3”;3 <text:span text:style-name="T49">i</text:span>td. Zmiana tych danych ma następować po „sleepach” w procesie macierzystym. Wątki przed swoim zakończeniem powinny wypisać dane przekazane im przez parametr, wykorzystać dane specyficzne wątku. Porównać działanie z danymi specyficznymi wątku i bez.</text:p>
        </text:list-item>
        <text:list-item>
          <text:p text:style-name="P75"><text:soft-page-break/>Pierwszy uruchomiony wątek powinien stworzyć klucz danych specyficznych wątku (wykorzystać pthread_once), natomiast, każdy z wątków, ustawić daną specyficzną wątku dla jego nazwy, zobaczyć jak działa.</text:p>
        </text:list-item>
        <text:list-item>
          <text:p text:style-name="P75">W procesie macierzystym zrezygnować z 1s. „sleepów” tak by wątki startowały wszystkie bez czekania. Czy coś się zmieniło?</text:p>
        </text:list-item>
        <text:list-item>
          <text:p text:style-name="P75">Wykorzystać mutexy do zsynchronizowania zakładania danych specyficznych wątku przed ich zmianą przez proces macierzysty.</text:p>
          <text:p text:style-name="P61"/>
        </text:list-item>
      </text:list>
      <text:p text:style-name="P46">Kod źródłowy:</text:p>
      <text:p text:style-name="P46"/>
      <text:p text:style-name="P38"><text:span text:style-name="T39">#include</text:span><text:span text:style-name="T4"> </text:span><text:span text:style-name="T8">&lt;stdio.h&gt;</text:span></text:p>
      <text:p text:style-name="P22"><text:span text:style-name="T39">#include</text:span><text:span text:style-name="T4"> </text:span><text:span text:style-name="T8">&lt;stdlib.h&gt;</text:span></text:p>
      <text:p text:style-name="P22"><text:span text:style-name="T39">#include</text:span><text:span text:style-name="T4"> </text:span><text:span text:style-name="T8">&lt;unistd.h&gt;</text:span></text:p>
      <text:p text:style-name="P22"><text:span text:style-name="T39">#include</text:span><text:span text:style-name="T4"> </text:span><text:span text:style-name="T8">&lt;pthread.h&gt;</text:span></text:p>
      <text:p text:style-name="P27"><text:span text:style-name="T41">#include</text:span><text:span text:style-name="T5"> </text:span><text:span text:style-name="T9">&lt;string.h&gt;</text:span></text:p>
      <text:p text:style-name="P22"><text:span text:style-name="T45">pthread_mutex_t</text:span> mutex = PTHREAD_MUTEX_INITIALIZER;</text:p>
      <text:p text:style-name="P22"><text:span text:style-name="T45">pthread_once_t</text:span> control = PTHREAD_ONCE_INIT;</text:p>
      <text:p text:style-name="P27"><text:span text:style-name="T46">pthread_key_t</text:span><text:span text:style-name="T35"> key;</text:span></text:p>
      <text:p text:style-name="P22"><text:span text:style-name="T4">struct</text:span> structure</text:p>
      <text:p text:style-name="P22">{</text:p>
      <text:p text:style-name="P22"><text:span text:style-name="T6"><text:tab/></text:span><text:span text:style-name="T4">char</text:span> * text;</text:p>
      <text:p text:style-name="P22"><text:span text:style-name="T4"><text:tab/>int</text:span> number;</text:p>
      <text:p text:style-name="P22">};</text:p>
      <text:p text:style-name="P22"><text:span text:style-name="T4">void</text:span> <text:span text:style-name="T43">create_key</text:span>()</text:p>
      <text:p text:style-name="P22">{</text:p>
      <text:p text:style-name="P22"><text:span text:style-name="T39"><text:tab/>if</text:span>(<text:span text:style-name="T43">pthread_key_create</text:span>(&amp;key,<text:span text:style-name="T43">free</text:span>) != <text:span text:style-name="T11">0</text:span>)</text:p>
      <text:p text:style-name="P22"><text:tab/>{</text:p>
      <text:p text:style-name="P22"><text:span text:style-name="T43"><text:tab/><text:tab/>perror</text:span>(<text:span text:style-name="T8">"[ZAD2] Blad tworzenia klucza!\n"</text:span>);</text:p>
      <text:p text:style-name="P22"><text:tab/>}</text:p>
      <text:p text:style-name="P26"><text:tab/>else</text:p>
      <text:p text:style-name="P22"><text:tab/>{</text:p>
      <text:p text:style-name="P22"><text:span text:style-name="T43"><text:tab/><text:tab/>printf</text:span>(<text:span text:style-name="T8">"[ZAD2] Stworzono klucz!\n"</text:span>);</text:p>
      <text:p text:style-name="P22"><text:tab/>}</text:p>
      <text:p text:style-name="P22">}</text:p>
      <text:p text:style-name="P27"/>
      <text:p text:style-name="P22"><text:span text:style-name="T4">void</text:span> <text:span text:style-name="T43">delete_key</text:span>()</text:p>
      <text:p text:style-name="P22">{</text:p>
      <text:p text:style-name="P22"><text:span text:style-name="T39"><text:tab/>if</text:span>(<text:span text:style-name="T43">pthread_key_delete</text:span>(key) != <text:span text:style-name="T11">0</text:span>)</text:p>
      <text:p text:style-name="P22"><text:tab/>{</text:p>
      <text:p text:style-name="P22"><text:span text:style-name="T43"><text:tab/><text:tab/>perror</text:span>(<text:span text:style-name="T8">"[ZAD2] Blad usuwania klucza!\n"</text:span>);</text:p>
      <text:p text:style-name="P22"><text:tab/>}</text:p>
      <text:p text:style-name="P26"><text:tab/>else</text:p>
      <text:p text:style-name="P22"><text:tab/>{</text:p>
      <text:p text:style-name="P22"><text:span text:style-name="T43"><text:tab/><text:tab/>printf</text:span>(<text:span text:style-name="T8">"[ZAD2] Usunieto klucz!\n"</text:span>);</text:p>
      <text:p text:style-name="P22"><text:tab/>}</text:p>
      <text:p text:style-name="P22">}</text:p>
      <text:p text:style-name="P27"/>
      <text:p text:style-name="P22"><text:span text:style-name="T4">void</text:span> *<text:span text:style-name="T43">pthread_function</text:span>(<text:span text:style-name="T4">void</text:span> *argument)</text:p>
      <text:p text:style-name="P22"><text:soft-page-break/>{</text:p>
      <text:p text:style-name="P22"><text:span text:style-name="T43"><text:tab/>pthread_once</text:span>(&amp;control,create_key);</text:p>
      <text:p text:style-name="P22"><text:span text:style-name="T4"><text:tab/>struct</text:span> structure *structure = argument;</text:p>
      <text:p text:style-name="P22"><text:span text:style-name="T43"><text:tab/>pthread_setspecific</text:span>(key,structure-&gt;<text:span text:style-name="T44">text</text:span>);</text:p>
      <text:p text:style-name="P22"><text:span text:style-name="T43"><text:tab/>pthread_mutex_unlock</text:span>(&amp;mutex);</text:p>
      <text:p text:style-name="P22"><text:span text:style-name="T43"><text:tab/>sleep</text:span>(<text:span text:style-name="T11">10</text:span>);</text:p>
      <text:p text:style-name="P22"><text:span text:style-name="T43"><text:tab/>printf</text:span>(<text:span text:style-name="T8">"[ZAD2] %s numer: %d\n"</text:span>,(<text:span text:style-name="T4">char</text:span>*)<text:span text:style-name="T43">pthread_getspecific</text:span>(key),structure-&gt;<text:span text:style-name="T44">number</text:span>);</text:p>
      <text:p text:style-name="P22"><text:span text:style-name="T39"><text:tab/>return</text:span> <text:span text:style-name="T4">NULL</text:span>;</text:p>
      <text:p text:style-name="P22">}</text:p>
      <text:p text:style-name="P27"/>
      <text:p text:style-name="P22"><text:span text:style-name="T4">int</text:span> <text:span text:style-name="T43">main</text:span>(<text:span text:style-name="T4">void</text:span>)</text:p>
      <text:p text:style-name="P22">{</text:p>
      <text:p text:style-name="P22"><text:span text:style-name="T4"><text:tab/>int</text:span> i = <text:span text:style-name="T11">0</text:span>;</text:p>
      <text:p text:style-name="P22"><text:span text:style-name="T4"><text:tab/>int</text:span> j = <text:span text:style-name="T11">0</text:span>;</text:p>
      <text:p text:style-name="P22"><text:span text:style-name="T45"><text:tab/>pthread_t</text:span> tid[<text:span text:style-name="T11">5</text:span>];</text:p>
      <text:p text:style-name="P22"><text:span text:style-name="T39"><text:tab/>for</text:span>(;i&lt;<text:span text:style-name="T11">5</text:span>;i++)</text:p>
      <text:p text:style-name="P22"><text:tab/>{</text:p>
      <text:p text:style-name="P22"><text:span text:style-name="T43"><text:tab/><text:tab/>sleep</text:span>(<text:span text:style-name="T11">1</text:span>);</text:p>
      <text:p text:style-name="P22"><text:span text:style-name="T43"><text:tab/><text:tab/>pthread_mutex_lock</text:span>(&amp;mutex);</text:p>
      <text:p text:style-name="P22"><text:span text:style-name="T4"><text:tab/><text:tab/>struct</text:span> structure s;</text:p>
      <text:p text:style-name="P22"><text:tab/><text:tab/>s.<text:span text:style-name="T44">number</text:span> = i+<text:span text:style-name="T11">1</text:span>;</text:p>
      <text:p text:style-name="P22"><text:span text:style-name="T4"><text:tab/><text:tab/>char</text:span> text[<text:span text:style-name="T11">20</text:span>];</text:p>
      <text:p text:style-name="P22"><text:span text:style-name="T43"><text:tab/><text:tab/>sprintf</text:span>(text,<text:span text:style-name="T8">"Watek: %d"</text:span>,i+<text:span text:style-name="T11">1</text:span>);</text:p>
      <text:p text:style-name="P22"><text:tab/><text:tab/>s.<text:span text:style-name="T44">text</text:span> = <text:span text:style-name="T43">malloc</text:span>(<text:span text:style-name="T4">sizeof</text:span>(text));</text:p>
      <text:p text:style-name="P22"><text:span text:style-name="T43"><text:tab/><text:tab/>strcpy</text:span>(s.<text:span text:style-name="T44">text</text:span>,text);</text:p>
      <text:p text:style-name="P22"><text:span text:style-name="T39"><text:tab/><text:tab/>if</text:span>(<text:span text:style-name="T43">pthread_create</text:span>(&amp;tid[i],<text:span text:style-name="T4">NULL</text:span>,pthread_function,&amp;s)&gt;<text:span text:style-name="T11">0</text:span>)</text:p>
      <text:p text:style-name="P22"><text:tab/><text:tab/>{</text:p>
      <text:p text:style-name="P22"><text:span text:style-name="T43"><text:tab/><text:tab/><text:tab/>perror</text:span>(<text:span text:style-name="T8">"[ZAD2] Wystapil blad tworzenia watku!\n"</text:span>);</text:p>
      <text:p text:style-name="P22"><text:tab/><text:tab/>}</text:p>
      <text:p text:style-name="P22"><text:tab/>}</text:p>
      <text:p text:style-name="P22"><text:span text:style-name="T39"><text:tab/>for</text:span>(;j&lt;<text:span text:style-name="T11">5</text:span>;j++)</text:p>
      <text:p text:style-name="P22"><text:tab/>{</text:p>
      <text:p text:style-name="P22"><text:span text:style-name="T39"><text:tab/><text:tab/>if</text:span>(<text:span text:style-name="T43">pthread_join</text:span>(tid[j],<text:span text:style-name="T4">NULL</text:span>)&gt;<text:span text:style-name="T11">0</text:span>)</text:p>
      <text:p text:style-name="P22"><text:tab/><text:tab/>{</text:p>
      <text:p text:style-name="P22"><text:span text:style-name="T43"><text:tab/><text:tab/><text:tab/>perror</text:span>(<text:span text:style-name="T8">"[ZAD2] Blad oczekiwania na zakonczenie watku!\n"</text:span>);</text:p>
      <text:p text:style-name="P22"><text:tab/><text:tab/>}</text:p>
      <text:p text:style-name="P22"><text:tab/>}</text:p>
      <text:p text:style-name="P22"><text:span text:style-name="T43"><text:tab/>delete_key</text:span>();</text:p>
      <text:p text:style-name="P22"><text:span text:style-name="T43"><text:tab/>pthread_mutex_destroy</text:span>(&amp;mutex);</text:p>
      <text:p text:style-name="P22"><text:span text:style-name="T39"><text:tab/>return</text:span> <text:span text:style-name="T11">0</text:span>;</text:p>
      <text:p text:style-name="P22">}</text:p>
      <text:p text:style-name="P32"/>
      <text:p text:style-name="P13">Kompilacja:</text:p>
      <text:p text:style-name="P10"><text:span text:style-name="T24">83613@st11-lab312:~/</text:span><text:span text:style-name="T25">pw</text:span><text:span text:style-name="T24">$ </text:span><text:span text:style-name="T32">gcc </text:span><text:span text:style-name="T33">zad2.c -Wall -lpthread -o zad2</text:span></text:p>
      <text:p text:style-name="P9"/>
      <text:p text:style-name="P13">Uruchomienie:</text:p>
      <text:p text:style-name="P10"><text:span text:style-name="T24">83613@st11-lab312:~/</text:span><text:span text:style-name="T25">pw</text:span><text:span text:style-name="T24">$ </text:span><text:span text:style-name="T26">./</text:span><text:span text:style-name="T27">zad2</text:span></text:p>
      <text:p text:style-name="P10"/>
      <text:p text:style-name="P13">Wynik zadziałania<text:span text:style-name="T36">:</text:span></text:p>
      <text:p text:style-name="P53"><text:soft-page-break/>[ZAD2] Stworzono klucz!</text:p>
      <text:p text:style-name="P53">[ZAD2] Watek: 1 numer: 5</text:p>
      <text:p text:style-name="P53">[ZAD2] Watek: 2 numer: 5</text:p>
      <text:p text:style-name="P53">[ZAD2] Watek: 3 numer: 5</text:p>
      <text:p text:style-name="P53">[ZAD2] Watek: 4 numer: 5</text:p>
      <text:p text:style-name="P53">[ZAD2] Watek: 5 numer: 5</text:p>
      <text:p text:style-name="P53">[ZAD2] Usunieto klucz!</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Zadanie <text:span text:style-name="T53">3</text:span>.</text:p>
      <text:p text:style-name="P58"/>
      <text:p text:style-name="P51"><text:span text:style-name="T51">Polecenie:</text:span></text:p>
      <text:p text:style-name="P41"><text:span text:style-name="T51">Napisać program tworzący dwa wątki.</text:span></text:p>
      <text:list xml:id="list436238216310144799" text:style-name="L13">
        <text:list-item>
          <text:p text:style-name="P76">W pierwszym wątku po 2s wywołać pthread_cancel z tidem wątku drugiego ponowić próbę po kolejnych 2s.</text:p>
        </text:list-item>
        <text:list-item>
          <text:p text:style-name="P76">W drugim wątku na samym początku za pomocą pthread_set_cancelstate zabezpieczyć się przed jego usunięciem, poczym po 3s pozwolić na usunięcie.</text:p>
        </text:list-item>
        <text:list-item>
          <text:p text:style-name="P76">Do obu wątków dodać procedurę porządkowania wyświetlającą jakiś komunikat.</text:p>
        </text:list-item>
        <text:list-item>
          <text:p text:style-name="P76">Przetestować funkcję usuwającą procedurę porządkującą z parametrem 1 i 0.</text:p>
        </text:list-item>
      </text:list>
      <text:p text:style-name="P51"><text:span text:style-name="T51"/></text:p>
      <text:p text:style-name="P52"><text:span text:style-name="T51">K</text:span><text:span text:style-name="T50">od źródłowy:</text:span></text:p>
      <text:p text:style-name="P52"><text:span text:style-name="T50"/></text:p>
      <text:p text:style-name="P39"><text:span text:style-name="T42">#include</text:span><text:span text:style-name="T7"> </text:span><text:span text:style-name="T10">&lt;stdio.h&gt;</text:span></text:p>
      <text:p text:style-name="P22"><text:span text:style-name="T39">#include</text:span><text:span text:style-name="T4"> </text:span><text:span text:style-name="T8">&lt;unistd.h&gt;</text:span></text:p>
      <text:p text:style-name="P22"><text:span text:style-name="T39">#include</text:span><text:span text:style-name="T4"> </text:span><text:span text:style-name="T8">&lt;pthread.h&gt;</text:span></text:p>
      <text:p text:style-name="P27"/>
      <text:p text:style-name="P22"><text:span text:style-name="T4">void</text:span> <text:span text:style-name="T43">clear</text:span>(<text:span text:style-name="T4">void</text:span> *argument)</text:p>
      <text:p text:style-name="P22">{</text:p>
      <text:p text:style-name="P22"><text:span text:style-name="T4"><text:tab/>int</text:span> *n = (<text:span text:style-name="T4">int</text:span> *)argument;</text:p>
      <text:p text:style-name="P22"><text:span text:style-name="T43"><text:tab/>printf</text:span>(<text:span text:style-name="T8">"[ZAD3] Czyszczenie numeru: %d\n"</text:span>,*n);</text:p>
      <text:p text:style-name="P22">}</text:p>
      <text:p text:style-name="P27"/>
      <text:p text:style-name="P22"><text:soft-page-break/><text:span text:style-name="T4">void</text:span> *<text:span text:style-name="T43">pthread_function_1</text:span>(<text:span text:style-name="T4">void</text:span> *argument)</text:p>
      <text:p text:style-name="P22">{</text:p>
      <text:p text:style-name="P22"><text:span text:style-name="T43"><text:tab/>printf</text:span>(<text:span text:style-name="T8">"[ZAD3 - WATEK 1] Start!\n"</text:span>);</text:p>
      <text:p text:style-name="P22"><text:span text:style-name="T45"><text:tab/>pthread_t</text:span> tid = *(<text:span text:style-name="T45">pthread_t</text:span> *)argument;</text:p>
      <text:p text:style-name="P22"><text:span text:style-name="T4"><text:tab/>int</text:span> param = <text:span text:style-name="T11">1</text:span>;</text:p>
      <text:p text:style-name="P22"><text:span text:style-name="T43"><text:tab/>pthread_cleanup_push</text:span>(clear,&amp;param);</text:p>
      <text:p text:style-name="P22"><text:span text:style-name="T43"><text:tab/>sleep</text:span>(<text:span text:style-name="T11">2</text:span>);</text:p>
      <text:p text:style-name="P22"><text:span text:style-name="T43"><text:tab/>printf</text:span>(<text:span text:style-name="T8">"[ZAD3 - WATEK 1] WYKONANO SLEEP 2s!\n"</text:span>);</text:p>
      <text:p text:style-name="P22"><text:span text:style-name="T39"><text:tab/>if</text:span>(<text:span text:style-name="T43">pthread_cancel</text:span>(tid) == <text:span text:style-name="T11">0</text:span>)</text:p>
      <text:p text:style-name="P22"><text:tab/>{</text:p>
      <text:p text:style-name="P22"><text:span text:style-name="T43"><text:tab/><text:tab/>printf</text:span>(<text:span text:style-name="T8">"[ZAD3 - WATEK 1] USUNIETO WATEK 2!\n"</text:span>);</text:p>
      <text:p text:style-name="P22"><text:tab/>}</text:p>
      <text:p text:style-name="P26"><text:tab/>else</text:p>
      <text:p text:style-name="P22"><text:tab/>{</text:p>
      <text:p text:style-name="P22"><text:span text:style-name="T43"><text:tab/><text:tab/>printf</text:span>(<text:span text:style-name="T8">"[ZAD3 - WATEK 1] NIE MOZNA USUNAC WATKU 2!\n"</text:span>);</text:p>
      <text:p text:style-name="P22"><text:tab/>}</text:p>
      <text:p text:style-name="P22"><text:span text:style-name="T43"><text:tab/>sleep</text:span>(<text:span text:style-name="T11">2</text:span>);</text:p>
      <text:p text:style-name="P22"><text:span text:style-name="T43"><text:tab/>printf</text:span>(<text:span text:style-name="T8">"[ZAD3 - WATEK 1] WYKONANO SLEEP 2s!\n"</text:span>);</text:p>
      <text:p text:style-name="P22"><text:span text:style-name="T39"><text:tab/>if</text:span>(<text:span text:style-name="T43">pthread_cancel</text:span>(tid) == <text:span text:style-name="T11">0</text:span>)</text:p>
      <text:p text:style-name="P22"><text:tab/>{</text:p>
      <text:p text:style-name="P22"><text:span text:style-name="T43"><text:tab/><text:tab/>printf</text:span>(<text:span text:style-name="T8">"[ZAD3 - WATEK 1] USUNIETO WATEK 2!\n"</text:span>);</text:p>
      <text:p text:style-name="P22"><text:tab/>}</text:p>
      <text:p text:style-name="P22"/>
      <text:p text:style-name="P22"/>
      <text:p text:style-name="P22"/>
      <text:p text:style-name="P26"><text:tab/>else</text:p>
      <text:p text:style-name="P22"><text:tab/>{</text:p>
      <text:p text:style-name="P22"><text:span text:style-name="T43"><text:tab/><text:tab/>printf</text:span>(<text:span text:style-name="T8">"[ZAD3 - WATEK 1] NIE MOZNA USUNAC WATKU 2 BO NIE ISTNIEJE!\n"</text:span>);</text:p>
      <text:p text:style-name="P22"><text:tab/>}</text:p>
      <text:p text:style-name="P22"><text:span text:style-name="T43"><text:tab/>pthread_cleanup_pop</text:span>(<text:span text:style-name="T11">1</text:span>);</text:p>
      <text:p text:style-name="P22"><text:span text:style-name="T39"><text:tab/>return</text:span> <text:span text:style-name="T4">NULL</text:span>;</text:p>
      <text:p text:style-name="P22">}</text:p>
      <text:p text:style-name="P27"/>
      <text:p text:style-name="P22"><text:span text:style-name="T4">void</text:span> *<text:span text:style-name="T43">pthread_function_2</text:span>(<text:span text:style-name="T4">void</text:span> *argument)</text:p>
      <text:p text:style-name="P22">{</text:p>
      <text:p text:style-name="P22"><text:span text:style-name="T43"><text:tab/>printf</text:span>(<text:span text:style-name="T8">"[ZAD3 - WATEK 2] Start!\n"</text:span>);</text:p>
      <text:p text:style-name="P22"><text:span text:style-name="T4"><text:tab/>int</text:span> oldstate;</text:p>
      <text:p text:style-name="P22"><text:span text:style-name="T4"><text:tab/>int</text:span> param = <text:span text:style-name="T11">2</text:span>;</text:p>
      <text:p text:style-name="P22"><text:span text:style-name="T43"><text:tab/>pthread_cleanup_push</text:span>(clear,&amp;param);</text:p>
      <text:p text:style-name="P22"><text:span text:style-name="T43"><text:tab/>printf</text:span>(<text:span text:style-name="T8">"[ZAD3 - WATEK 2] USUWANIE ZABLOKOWANE!\n"</text:span>);</text:p>
      <text:p text:style-name="P22"><text:span text:style-name="T43"><text:tab/>pthread_setcancelstate</text:span>(PTHREAD_CANCEL_DISABLE,&amp;oldstate);</text:p>
      <text:p text:style-name="P22"><text:span text:style-name="T43"><text:tab/>sleep</text:span>(<text:span text:style-name="T11">3</text:span>);</text:p>
      <text:p text:style-name="P22"><text:span text:style-name="T43"><text:tab/>printf</text:span>(<text:span text:style-name="T8">"[ZAD3 - WATEK 2] WYKONANO SLEEP 3s!\n"</text:span>);</text:p>
      <text:p text:style-name="P22"><text:span text:style-name="T43"><text:tab/>printf</text:span>(<text:span text:style-name="T8">"[ZAD3 - WATEK 2] USUWANIE ODBLOKOWANE!\n"</text:span>);</text:p>
      <text:p text:style-name="P22"><text:span text:style-name="T43"><text:tab/>pthread_setcancelstate</text:span>(PTHREAD_CANCEL_ENABLE,&amp;oldstate);</text:p>
      <text:p text:style-name="P22"><text:span text:style-name="T43"><text:tab/>sleep</text:span>(<text:span text:style-name="T11">2</text:span>); </text:p>
      <text:p text:style-name="P22"><text:span text:style-name="T43"><text:tab/>printf</text:span>(<text:span text:style-name="T8">"[[ZAD3 - WATEK 2] WYKONANO SLEEP 2s!\n"</text:span>);</text:p>
      <text:p text:style-name="P22"><text:span text:style-name="T43"><text:tab/>pthread_cleanup_pop</text:span>(<text:span text:style-name="T11">0</text:span>);</text:p>
      <text:p text:style-name="P22"><text:span text:style-name="T39"><text:tab/>return</text:span> <text:span text:style-name="T4">NULL</text:span>; </text:p>
      <text:p text:style-name="P27"><text:soft-page-break/><text:span text:style-name="T35">}</text:span></text:p>
      <text:p text:style-name="P27"><text:span text:style-name="T35"/></text:p>
      <text:p text:style-name="P22"><text:span text:style-name="T4">int</text:span> <text:span text:style-name="T43">main</text:span>(<text:span text:style-name="T4">void</text:span>)</text:p>
      <text:p text:style-name="P22">{</text:p>
      <text:p text:style-name="P22"><text:span text:style-name="T45"><text:tab/>pthread_t</text:span> tid1;</text:p>
      <text:p text:style-name="P22"><text:span text:style-name="T45"><text:tab/>pthread_t</text:span> tid2;</text:p>
      <text:p text:style-name="P22"><text:span text:style-name="T39"><text:tab/>if</text:span>(<text:span text:style-name="T43">pthread_create</text:span>(&amp;tid2,<text:span text:style-name="T4">NULL</text:span>,pthread_function_2,<text:span text:style-name="T4">NULL</text:span>)&gt;<text:span text:style-name="T11">0</text:span>)</text:p>
      <text:p text:style-name="P22"><text:tab/>{</text:p>
      <text:p text:style-name="P22"><text:span text:style-name="T43"><text:tab/><text:tab/>perror</text:span>(<text:span text:style-name="T8">"[ZAD3] Wystapil blad tworzenia watku 2!\n"</text:span>);</text:p>
      <text:p text:style-name="P22"><text:tab/>}</text:p>
      <text:p text:style-name="P22"><text:span text:style-name="T39"><text:tab/>if</text:span>(<text:span text:style-name="T43">pthread_create</text:span>(&amp;tid1,<text:span text:style-name="T4">NULL</text:span>,pthread_function_1,&amp;tid2)&gt;<text:span text:style-name="T11">0</text:span>)</text:p>
      <text:p text:style-name="P22"><text:tab/>{</text:p>
      <text:p text:style-name="P22"><text:span text:style-name="T43"><text:tab/><text:tab/>perror</text:span>(<text:span text:style-name="T8">"[ZAD3] Wystapil blad tworzenia watku 1!\n"</text:span>);</text:p>
      <text:p text:style-name="P22"><text:tab/>}</text:p>
      <text:p text:style-name="P22"><text:span text:style-name="T39"><text:tab/>if</text:span>(<text:span text:style-name="T43">pthread_join</text:span>(tid1,<text:span text:style-name="T4">NULL</text:span>)&gt;<text:span text:style-name="T11">0</text:span>)</text:p>
      <text:p text:style-name="P22"><text:tab/>{</text:p>
      <text:p text:style-name="P22"><text:span text:style-name="T43"><text:tab/><text:tab/>printf</text:span>(<text:span text:style-name="T8">"[ZAD3] Blad oczekiwania na zakonczenie watku 1!\n"</text:span>);</text:p>
      <text:p text:style-name="P22"><text:tab/>}</text:p>
      <text:p text:style-name="P22"><text:span text:style-name="T39"><text:tab/>if</text:span>(<text:span text:style-name="T43">pthread_join</text:span>(tid2,<text:span text:style-name="T4">NULL</text:span>)&gt;<text:span text:style-name="T11">0</text:span>)</text:p>
      <text:p text:style-name="P22"><text:tab/>{</text:p>
      <text:p text:style-name="P22"><text:span text:style-name="T43"><text:tab/><text:tab/>printf</text:span>(<text:span text:style-name="T8">"[ZAD3] Blad oczekiwania na zakonczenie watku 2!\n"</text:span>);</text:p>
      <text:p text:style-name="P22"><text:tab/>}</text:p>
      <text:p text:style-name="P22"><text:span text:style-name="T39"><text:tab/>return</text:span> <text:span text:style-name="T11">0</text:span>;</text:p>
      <text:p text:style-name="P22">}</text:p>
      <text:p text:style-name="P22"/>
      <text:p text:style-name="P49">Kompilacja:</text:p>
      <text:p text:style-name="P43"><text:span text:style-name="T24">83613@st11-lab312:~/</text:span><text:span text:style-name="T25">pw</text:span><text:span text:style-name="T24">$ </text:span><text:span text:style-name="T32">gcc </text:span><text:span text:style-name="T33">zad</text:span><text:span text:style-name="T34">3</text:span><text:span text:style-name="T33">.c -Wall -lpthread -o zad</text:span><text:span text:style-name="T34">3</text:span></text:p>
      <text:p text:style-name="P40"/>
      <text:p text:style-name="P49">Uruchomienie:</text:p>
      <text:p text:style-name="P43"><text:span text:style-name="T24">83613@st11-lab312:~/</text:span><text:span text:style-name="T25">pw</text:span><text:span text:style-name="T24">$ </text:span><text:span text:style-name="T26">./</text:span><text:span text:style-name="T27">zad</text:span><text:span text:style-name="T28">3</text:span></text:p>
      <text:p text:style-name="P43"/>
      <text:p text:style-name="P49">Wynik zadziałania<text:span text:style-name="T36">:</text:span></text:p>
      <text:p text:style-name="P63">[ZAD3 - WATEK 2] Start!</text:p>
      <text:p text:style-name="P63">[ZAD3 - WATEK 2] USUWANIE ZABLOKOWANE!</text:p>
      <text:p text:style-name="P63">[ZAD3 - WATEK 1] Start!</text:p>
      <text:p text:style-name="P63">[ZAD3 - WATEK 1] WYKONANO SLEEP 2s!</text:p>
      <text:p text:style-name="P63">[ZAD3 - WATEK 1] USUNIETO WATEK 2!</text:p>
      <text:p text:style-name="P63">[ZAD3 - WATEK 2] WYKONANO SLEEP 3s!</text:p>
      <text:p text:style-name="P63">[ZAD3 - WATEK 2] USUWANIE ODBLOKOWANE!</text:p>
      <text:p text:style-name="P63">[ZAD3 - CLEAR] Czyszczenie numeru: 2</text:p>
      <text:p text:style-name="P63">[ZAD3 - WATEK 1] WYKONANO SLEEP 2s!</text:p>
      <text:p text:style-name="P63">[ZAD3 - WATEK 1] NIE MOZNA USUNAC WATKU 2 BO NIE ISTNIEJE!</text:p>
      <text:p text:style-name="P63">[ZAD3 - CLEAR] Czyszczenie numeru: 1</text:p>
      <text:p text:style-name="P63"/>
      <text:p text:style-name="P65">Wnioski:</text:p>
      <text:p text:style-name="P64">Dzięki labor<text:span text:style-name="T54">atorium mogłem zapoznać się z mechanizmem działania wątku. Na początku zbadałem szybkość działania wątków w porównaniu do procesów. Następnie realizując kolejne </text:span><text:soft-page-break/><text:span text:style-name="T54">zadania mogłem zapoznać się z funkcjami do obsługi wątków oraz ich usuwania czy też czyszczenia. Laboratorium nie sprawiło mi większych problemów. </text:span></text:p>
      <text:p text:style-name="P60"><text:span text:style-name="T50"/></text:p>
      <text:p text:style-name="P51"><text:span text:style-name="T51"/></text:p>
      <text:p text:style-name="P51"><text:span text:style-name="T51"/></text:p>
      <text:p text:style-name="P51"><text:span text:style-name="T51"/></text:p>
      <text:p text:style-name="P51"><text:span text:style-name="T51"/></text:p>
      <text:p text:style-name="P51"><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Lucida Grande" svg:font-family="'Lucida Grande', Verdana, Lucida, Helvetica, Arial,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style:style>
    <style:style style:name="Normalny" style:family="paragraph">
      <style:paragraph-properties fo:margin-top="0cm" fo:margin-bottom="0.353cm" loext:contextual-spacing="false" fo:line-height="115%" fo:hyphenation-ladder-count="no-limit"/>
      <style:text-properties style:font-name-asian="Times New Roman" style:font-family-asian="'Times New Roman'" style:font-family-generic-asian="roman" style:font-pitch-asian="variable" style:language-asian="pl" style:country-asian="PL" fo:hyphenate="false"/>
    </style:style>
    <style:style style:name="Akapit_20_z_20_listą" style:display-name="Akapit z listą" style:family="paragraph" style:parent-style-name="Normalny">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font-name-complex="Times New Roman" style:font-family-complex="'Times New Roman'" style:font-family-generic-complex="roman" style:font-pitch-complex="variable" style:font-size-complex="12pt" fo:hyphenate="false"/>
    </style:style>
    <style:style style:name="Bez_20_odstępów" style:display-name="Bez odstępów" style:family="paragraph">
      <style:paragraph-properties fo:margin-top="0cm" fo:margin-bottom="0cm" loext:contextual-spacing="false" fo:line-height="100%" fo:hyphenation-ladder-count="no-limit"/>
      <style:text-properties style:font-name-asian="Times New Roman" style:font-family-asian="'Times New Roman'" style:font-family-generic-asian="roman" style:font-pitch-asian="variable" style:language-asian="pl" style:country-asian="PL" fo:hyphenate="false"/>
    </style:style>
    <style:style style:name="Tekst_20_przypisu_20_dolnego" style:display-name="Tekst przypisu dolnego" style:family="paragraph" style:parent-style-name="Normalny">
      <style:paragraph-properties fo:margin-top="0cm" fo:margin-bottom="0cm" loext:contextual-spacing="false" fo:line-height="100%"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499cm" loext:contextual-spacing="false" fo:line-height="12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omyślna_20_czcionka_20_akapitu" style:display-name="Domyślna czcionka akapitu" style:family="text"/>
    <style:style style:name="Tekst_20_zastępczy" style:display-name="Tekst zastępczy" style:family="text" style:parent-style-name="Domyślna_20_czcionka_20_akapitu">
      <style:text-properties fo:color="#808080"/>
    </style:style>
    <style:style style:name="Tekst_20_przypisu_20_dolnego_20_Znak" style:display-name="Tekst przypisu dolnego Znak" style:family="text" style:parent-style-name="Domyślna_20_czcionka_20_akapitu">
      <style:text-properties fo:font-size="10pt" style:font-name-asian="Times New Roman" style:font-family-asian="'Times New Roman'" style:font-family-generic-asian="roman" style:font-pitch-asian="variable" style:font-size-asian="10pt" style:language-asian="pl" style:country-asian="PL" style:font-size-complex="10pt"/>
    </style:style>
    <style:style style:name="Odwołanie_20_przypisu_20_dolnego" style:display-name="Odwołanie przypisu dolnego" style:family="text" style:parent-style-name="Domyślna_20_czcionka_20_akapitu">
      <style:text-properties style:text-position="super 64%"/>
    </style:style>
    <style:style style:name="WW_5f_CharLFO1LVL1" style:display-name="WW_CharLFO1LVL1" style:family="text">
      <style:text-properties fo:font-size="12pt" style:font-size-asian="12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Century Schoolbook L" fo:font-family="'Century Schoolbook L'" style:font-family-generic="roman" style:font-pitch="variable"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Tomasz Odzimek</meta:initial-creator>
    <meta:creation-date>2017-10-16T17:53:00Z</meta:creation-date>
    <dc:date>2017-12-03T22:19:46.410884721</dc:date>
    <meta:print-date>2016-11-05T21:24:00Z</meta:print-date>
    <meta:editing-cycles>63</meta:editing-cycles>
    <meta:editing-duration>PT6H41M36S</meta:editing-duration>
    <meta:document-statistic meta:table-count="1" meta:image-count="0" meta:object-count="0" meta:page-count="10" meta:paragraph-count="310" meta:word-count="1250" meta:character-count="9644" meta:non-whitespace-character-count="8491"/>
    <meta:template xlink:type="simple" xlink:actuate="onRequest" xlink:title="" xlink:href="../../Pobrane/Sprawozdanie%20(1).odt/Normal.dotm"/>
  </office:meta>
</office:document-meta>
</file>